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13.39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18.19mm" fo:break-before="auto" style:use-optimal-row-height="true"/>
    </style:style>
    <style:style style:name="ro6" style:family="table-row">
      <style:table-row-properties style:row-height="8.15mm" fo:break-before="auto" style:use-optimal-row-height="true"/>
    </style:style>
    <style:style style:name="ro7" style:family="table-row">
      <style:table-row-properties style:row-height="7.7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0.92mm" fo:break-before="auto" style:use-optimal-row-height="false"/>
    </style:style>
    <style:style style:name="ro10" style:family="table-row">
      <style:table-row-properties style:row-height="21.57mm" fo:break-before="auto" style:use-optimal-row-height="true"/>
    </style:style>
    <style:style style:name="ro11" style:family="table-row">
      <style:table-row-properties style:row-height="17.11mm" fo:break-before="auto" style:use-optimal-row-height="true"/>
    </style:style>
    <style:style style:name="ro12" style:family="table-row">
      <style:table-row-properties style:row-height="8.55mm" fo:break-before="auto" style:use-optimal-row-height="true"/>
    </style:style>
    <style:style style:name="ro13" style:family="table-row">
      <style:table-row-properties style:row-height="22.37mm" fo:break-before="auto" style:use-optimal-row-height="true"/>
    </style:style>
    <style:style style:name="ro14" style:family="table-row">
      <style:table-row-properties style:row-height="17.76mm" fo:break-before="auto" style:use-optimal-row-height="true"/>
    </style:style>
    <style:style style:name="ro15" style:family="table-row">
      <style:table-row-properties style:row-height="31.59mm" fo:break-before="auto" style:use-optimal-row-height="true"/>
    </style:style>
    <style:style style:name="ro16" style:family="table-row">
      <style:table-row-properties style:row-height="3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13"/>
    </style:style>
    <style:style style:name="ce11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14"/>
    </style:style>
    <style:style style:name="ce12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15"/>
    </style:style>
    <style:style style:name="ce13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16"/>
    </style:style>
    <style:style style:name="ce14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17"/>
    </style:style>
    <style:style style:name="ce15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18"/>
    </style:style>
    <style:style style:name="ce16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19"/>
    </style:style>
    <style:style style:name="ce17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0"/>
    </style:style>
    <style:style style:name="ce18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1"/>
    </style:style>
    <style:style style:name="ce19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2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3"/>
    </style:style>
    <style:style style:name="ce21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4"/>
    </style:style>
    <style:style style:name="ce22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5"/>
    </style:style>
    <style:style style:name="ce23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6"/>
    </style:style>
    <style:style style:name="ce24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7"/>
    </style:style>
    <style:style style:name="ce25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8"/>
    </style:style>
    <style:style style:name="ce26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29"/>
    </style:style>
    <style:style style:name="ce27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0"/>
    </style:style>
    <style:style style:name="ce28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1"/>
    </style:style>
    <style:style style:name="ce29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2"/>
    </style:style>
    <style:style style:name="ce3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3"/>
    </style:style>
    <style:style style:name="ce30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3"/>
    </style:style>
    <style:style style:name="ce31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4"/>
    </style:style>
    <style:style style:name="ce32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A35"/>
    </style:style>
    <style:style style:name="ce33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3"/>
    </style:style>
    <style:style style:name="ce34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4"/>
    </style:style>
    <style:style style:name="ce35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5"/>
    </style:style>
    <style:style style:name="ce36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6"/>
    </style:style>
    <style:style style:name="ce37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7"/>
    </style:style>
    <style:style style:name="ce38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8"/>
    </style:style>
    <style:style style:name="ce39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9"/>
    </style:style>
    <style:style style:name="ce4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6"/>
    </style:style>
    <style:style style:name="ce40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0"/>
    </style:style>
    <style:style style:name="ce41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1"/>
    </style:style>
    <style:style style:name="ce42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2"/>
    </style:style>
    <style:style style:name="ce43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3"/>
    </style:style>
    <style:style style:name="ce44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4"/>
    </style:style>
    <style:style style:name="ce45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5"/>
    </style:style>
    <style:style style:name="ce46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6"/>
    </style:style>
    <style:style style:name="ce47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B17"/>
    </style:style>
    <style:style style:name="ce48" style:family="table-cell" style:parent-style-name="Default">
      <style:table-cell-properties fo:wrap-option="wrap" fo:border="0.06pt solid #000000" fo:padding="1.99mm"/>
      <style:text-properties style:text-position=""/>
      <style:map style:condition="cell-content()!=&quot;&quot;" style:apply-style-name="Sans_20_nom1" style:base-cell-address="Bandits.C9"/>
    </style:style>
    <style:style style:name="ce49" style:family="table-cell" style:parent-style-name="Default">
      <style:table-cell-properties fo:wrap-option="wrap" fo:border="0.06pt solid #000000" fo:padding="1.99mm"/>
      <style:text-properties style:text-position=""/>
      <style:map style:condition="cell-content()!=&quot;&quot;" style:apply-style-name="Sans_20_nom1" style:base-cell-address="Bandits.E9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7"/>
    </style:style>
    <style:style style:name="ce50" style:family="table-cell" style:parent-style-name="Default">
      <style:table-cell-properties fo:wrap-option="wrap" fo:border="0.06pt solid #000000" fo:padding="1.99mm"/>
      <style:text-properties style:text-position=""/>
      <style:map style:condition="cell-content()!=&quot;&quot;" style:apply-style-name="Sans_20_nom1" style:base-cell-address="Bandits.E10"/>
    </style:style>
    <style:style style:name="ce51" style:family="table-cell" style:parent-style-name="Default">
      <style:table-cell-properties fo:wrap-option="wrap" fo:padding="1.99mm"/>
      <style:text-properties style:text-position=""/>
      <style:map style:condition="cell-content()!=&quot;&quot;" style:apply-style-name="Sans_20_nom1" style:base-cell-address="Bandits.G10"/>
    </style:style>
    <style:style style:name="ce52" style:family="table-cell" style:parent-style-name="Default">
      <style:table-cell-properties fo:wrap-option="wrap" fo:padding="1.99mm"/>
      <style:text-properties style:text-position="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8"/>
    </style:style>
    <style:style style:name="ce7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10"/>
    </style:style>
    <style:style style:name="ce8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11"/>
    </style:style>
    <style:style style:name="ce9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text-properties style:text-position=""/>
      <style:map style:condition="cell-content()!=&quot;&quot;" style:apply-style-name="Sans_20_nom1" style:base-cell-address="Bandits.A12"/>
    </style:style>
    <style:style style:name="ce6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3"/>
    </style:style>
    <style:style style:name="ce65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6"/>
    </style:style>
    <style:style style:name="ce66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7"/>
    </style:style>
    <style:style style:name="ce67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8"/>
    </style:style>
    <style:style style:name="ce68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10"/>
    </style:style>
    <style:style style:name="ce69" style:family="table-cell" style:parent-style-name="Default">
      <style:table-cell-properties style:text-align-source="fix" style:repeat-content="false" fo:wrap-option="wrap" fo:border="0.06pt solid #000000" fo:padding="1.99mm"/>
      <style:paragraph-properties fo:text-align="start" fo:margin-left="0mm"/>
      <style:map style:condition="cell-content()!=&quot;&quot;" style:apply-style-name="Sans_20_nom1" style:base-cell-address="Bandits.A11"/>
    </style:style>
    <style:style style:name="ce70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map style:condition="cell-content()!=&quot;&quot;" style:apply-style-name="Sans_20_nom1" style:base-cell-address="Bandits.A12"/>
    </style:style>
    <style:style style:name="ce71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map style:condition="cell-content()!=&quot;&quot;" style:apply-style-name="Sans_20_nom1" style:base-cell-address="Bandits.A13"/>
    </style:style>
    <style:style style:name="ce72" style:family="table-cell" style:parent-style-name="Default">
      <style:table-cell-properties style:text-align-source="fix" style:repeat-content="false" fo:wrap-option="wrap" fo:padding="1.99mm"/>
      <style:paragraph-properties fo:text-align="start" fo:margin-left="0mm"/>
      <style:map style:condition="cell-content()!=&quot;&quot;" style:apply-style-name="Sans_20_nom1" style:base-cell-address="Bandits.A14"/>
    </style:style>
    <style:style style:name="ce73" style:family="table-cell" style:parent-style-name="Default">
      <style:table-cell-properties fo:wrap-option="wrap" fo:padding="1.99mm"/>
      <style:map style:condition="cell-content()!=&quot;&quot;" style:apply-style-name="Sans_20_nom1" style:base-cell-address="Bandits.A15"/>
    </style:style>
    <style:style style:name="ce74" style:family="table-cell" style:parent-style-name="Default">
      <style:table-cell-properties fo:wrap-option="wrap" fo:padding="1.99mm"/>
      <style:map style:condition="cell-content()!=&quot;&quot;" style:apply-style-name="Sans_20_nom1" style:base-cell-address="Bandits.A16"/>
    </style:style>
    <style:style style:name="ce75" style:family="table-cell" style:parent-style-name="Default">
      <style:table-cell-properties fo:wrap-option="wrap" fo:padding="1.99mm"/>
      <style:map style:condition="cell-content()!=&quot;&quot;" style:apply-style-name="Sans_20_nom1" style:base-cell-address="Bandits.A17"/>
    </style:style>
    <style:style style:name="ce76" style:family="table-cell" style:parent-style-name="Default">
      <style:table-cell-properties fo:wrap-option="wrap" fo:padding="1.99mm"/>
      <style:map style:condition="cell-content()!=&quot;&quot;" style:apply-style-name="Sans_20_nom1" style:base-cell-address="Bandits.A18"/>
    </style:style>
    <style:style style:name="ce77" style:family="table-cell" style:parent-style-name="Default">
      <style:table-cell-properties fo:wrap-option="wrap" fo:padding="1.99mm"/>
      <style:map style:condition="cell-content()!=&quot;&quot;" style:apply-style-name="Sans_20_nom1" style:base-cell-address="Bandits.A19"/>
    </style:style>
    <style:style style:name="ce78" style:family="table-cell" style:parent-style-name="Default">
      <style:table-cell-properties fo:wrap-option="wrap" fo:padding="1.99mm"/>
      <style:map style:condition="cell-content()!=&quot;&quot;" style:apply-style-name="Sans_20_nom1" style:base-cell-address="Bandits.A20"/>
    </style:style>
    <style:style style:name="ce79" style:family="table-cell" style:parent-style-name="Default">
      <style:table-cell-properties fo:wrap-option="wrap" fo:padding="1.99mm"/>
      <style:map style:condition="cell-content()!=&quot;&quot;" style:apply-style-name="Sans_20_nom1" style:base-cell-address="Bandits.A21"/>
    </style:style>
    <style:style style:name="ce80" style:family="table-cell" style:parent-style-name="Default">
      <style:table-cell-properties fo:wrap-option="wrap" fo:padding="1.99mm"/>
      <style:map style:condition="cell-content()!=&quot;&quot;" style:apply-style-name="Sans_20_nom1" style:base-cell-address="Bandits.A22"/>
    </style:style>
    <style:style style:name="ce81" style:family="table-cell" style:parent-style-name="Default">
      <style:table-cell-properties fo:wrap-option="wrap" fo:padding="1.99mm"/>
      <style:map style:condition="cell-content()!=&quot;&quot;" style:apply-style-name="Sans_20_nom1" style:base-cell-address="Bandits.A23"/>
    </style:style>
    <style:style style:name="ce82" style:family="table-cell" style:parent-style-name="Default">
      <style:table-cell-properties fo:wrap-option="wrap" fo:padding="1.99mm"/>
      <style:map style:condition="cell-content()!=&quot;&quot;" style:apply-style-name="Sans_20_nom1" style:base-cell-address="Bandits.A24"/>
    </style:style>
    <style:style style:name="ce83" style:family="table-cell" style:parent-style-name="Default">
      <style:table-cell-properties fo:wrap-option="wrap" fo:padding="1.99mm"/>
      <style:map style:condition="cell-content()!=&quot;&quot;" style:apply-style-name="Sans_20_nom1" style:base-cell-address="Bandits.A25"/>
    </style:style>
    <style:style style:name="ce84" style:family="table-cell" style:parent-style-name="Default">
      <style:table-cell-properties fo:wrap-option="wrap" fo:padding="1.99mm"/>
      <style:map style:condition="cell-content()!=&quot;&quot;" style:apply-style-name="Sans_20_nom1" style:base-cell-address="Bandits.A26"/>
    </style:style>
    <style:style style:name="ce85" style:family="table-cell" style:parent-style-name="Default">
      <style:table-cell-properties fo:wrap-option="wrap" fo:padding="1.99mm"/>
      <style:map style:condition="cell-content()!=&quot;&quot;" style:apply-style-name="Sans_20_nom1" style:base-cell-address="Bandits.A27"/>
    </style:style>
    <style:style style:name="ce86" style:family="table-cell" style:parent-style-name="Default">
      <style:table-cell-properties fo:wrap-option="wrap" fo:padding="1.99mm"/>
      <style:map style:condition="cell-content()!=&quot;&quot;" style:apply-style-name="Sans_20_nom1" style:base-cell-address="Bandits.A28"/>
    </style:style>
    <style:style style:name="ce87" style:family="table-cell" style:parent-style-name="Default">
      <style:table-cell-properties fo:wrap-option="wrap" fo:padding="1.99mm"/>
      <style:map style:condition="cell-content()!=&quot;&quot;" style:apply-style-name="Sans_20_nom1" style:base-cell-address="Bandits.A29"/>
    </style:style>
    <style:style style:name="ce88" style:family="table-cell" style:parent-style-name="Default">
      <style:table-cell-properties fo:wrap-option="wrap" fo:padding="1.99mm"/>
      <style:map style:condition="cell-content()!=&quot;&quot;" style:apply-style-name="Sans_20_nom1" style:base-cell-address="Bandits.A30"/>
    </style:style>
    <style:style style:name="ce89" style:family="table-cell" style:parent-style-name="Default">
      <style:table-cell-properties fo:wrap-option="wrap" fo:padding="1.99mm"/>
      <style:map style:condition="cell-content()!=&quot;&quot;" style:apply-style-name="Sans_20_nom1" style:base-cell-address="Bandits.A31"/>
    </style:style>
    <style:style style:name="ce90" style:family="table-cell" style:parent-style-name="Default">
      <style:table-cell-properties fo:wrap-option="wrap" fo:padding="1.99mm"/>
      <style:map style:condition="cell-content()!=&quot;&quot;" style:apply-style-name="Sans_20_nom1" style:base-cell-address="Bandits.A32"/>
    </style:style>
    <style:style style:name="ce91" style:family="table-cell" style:parent-style-name="Default">
      <style:table-cell-properties fo:wrap-option="wrap" fo:padding="1.99mm"/>
      <style:map style:condition="cell-content()!=&quot;&quot;" style:apply-style-name="Sans_20_nom1" style:base-cell-address="Bandits.A33"/>
    </style:style>
    <style:style style:name="ce92" style:family="table-cell" style:parent-style-name="Default">
      <style:table-cell-properties fo:wrap-option="wrap" fo:padding="1.99mm"/>
      <style:map style:condition="cell-content()!=&quot;&quot;" style:apply-style-name="Sans_20_nom1" style:base-cell-address="Bandits.A34"/>
    </style:style>
    <style:style style:name="ce93" style:family="table-cell" style:parent-style-name="Default">
      <style:table-cell-properties fo:wrap-option="wrap" fo:padding="1.99mm"/>
      <style:map style:condition="cell-content()!=&quot;&quot;" style:apply-style-name="Sans_20_nom1" style:base-cell-address="Bandits.A35"/>
    </style:style>
    <style:style style:name="ce94" style:family="table-cell" style:parent-style-name="Default">
      <style:table-cell-properties fo:wrap-option="wrap" fo:padding="1.99mm"/>
      <style:map style:condition="cell-content()!=&quot;&quot;" style:apply-style-name="Sans_20_nom1" style:base-cell-address="Bandits.B3"/>
    </style:style>
    <style:style style:name="ce95" style:family="table-cell" style:parent-style-name="Default">
      <style:table-cell-properties fo:wrap-option="wrap" fo:padding="1.99mm"/>
      <style:map style:condition="cell-content()!=&quot;&quot;" style:apply-style-name="Sans_20_nom1" style:base-cell-address="Bandits.B4"/>
    </style:style>
    <style:style style:name="ce96" style:family="table-cell" style:parent-style-name="Default">
      <style:table-cell-properties fo:wrap-option="wrap" fo:padding="1.99mm"/>
      <style:map style:condition="cell-content()!=&quot;&quot;" style:apply-style-name="Sans_20_nom1" style:base-cell-address="Bandits.B5"/>
    </style:style>
    <style:style style:name="ce97" style:family="table-cell" style:parent-style-name="Default">
      <style:table-cell-properties fo:wrap-option="wrap" fo:padding="1.99mm"/>
      <style:map style:condition="cell-content()!=&quot;&quot;" style:apply-style-name="Sans_20_nom1" style:base-cell-address="Bandits.B6"/>
    </style:style>
    <style:style style:name="ce98" style:family="table-cell" style:parent-style-name="Default">
      <style:table-cell-properties fo:wrap-option="wrap" fo:padding="1.99mm"/>
      <style:map style:condition="cell-content()!=&quot;&quot;" style:apply-style-name="Sans_20_nom1" style:base-cell-address="Bandits.B7"/>
    </style:style>
    <style:style style:name="ce99" style:family="table-cell" style:parent-style-name="Default">
      <style:table-cell-properties fo:wrap-option="wrap" fo:padding="1.99mm"/>
      <style:map style:condition="cell-content()!=&quot;&quot;" style:apply-style-name="Sans_20_nom1" style:base-cell-address="Bandits.B8"/>
    </style:style>
    <style:style style:name="ce100" style:family="table-cell" style:parent-style-name="Default">
      <style:table-cell-properties fo:wrap-option="wrap" fo:padding="1.99mm"/>
      <style:map style:condition="cell-content()!=&quot;&quot;" style:apply-style-name="Sans_20_nom1" style:base-cell-address="Bandits.B9"/>
    </style:style>
    <style:style style:name="ce101" style:family="table-cell" style:parent-style-name="Default">
      <style:table-cell-properties fo:wrap-option="wrap" fo:padding="1.99mm"/>
      <style:map style:condition="cell-content()!=&quot;&quot;" style:apply-style-name="Sans_20_nom1" style:base-cell-address="Bandits.B10"/>
    </style:style>
    <style:style style:name="ce102" style:family="table-cell" style:parent-style-name="Default">
      <style:table-cell-properties fo:wrap-option="wrap" fo:padding="1.99mm"/>
      <style:map style:condition="cell-content()!=&quot;&quot;" style:apply-style-name="Sans_20_nom1" style:base-cell-address="Bandits.B11"/>
    </style:style>
    <style:style style:name="ce103" style:family="table-cell" style:parent-style-name="Default">
      <style:table-cell-properties fo:wrap-option="wrap" fo:padding="1.99mm"/>
      <style:map style:condition="cell-content()!=&quot;&quot;" style:apply-style-name="Sans_20_nom1" style:base-cell-address="Bandits.B12"/>
    </style:style>
    <style:style style:name="ce104" style:family="table-cell" style:parent-style-name="Default">
      <style:table-cell-properties fo:wrap-option="wrap" fo:padding="1.99mm"/>
      <style:map style:condition="cell-content()!=&quot;&quot;" style:apply-style-name="Sans_20_nom1" style:base-cell-address="Bandits.B13"/>
    </style:style>
    <style:style style:name="ce105" style:family="table-cell" style:parent-style-name="Default">
      <style:table-cell-properties fo:wrap-option="wrap" fo:padding="1.99mm"/>
      <style:map style:condition="cell-content()!=&quot;&quot;" style:apply-style-name="Sans_20_nom1" style:base-cell-address="Bandits.B14"/>
    </style:style>
    <style:style style:name="ce106" style:family="table-cell" style:parent-style-name="Default">
      <style:table-cell-properties fo:wrap-option="wrap" fo:padding="1.99mm"/>
      <style:map style:condition="cell-content()!=&quot;&quot;" style:apply-style-name="Sans_20_nom1" style:base-cell-address="Bandits.B15"/>
    </style:style>
    <style:style style:name="ce107" style:family="table-cell" style:parent-style-name="Default">
      <style:table-cell-properties fo:wrap-option="wrap" fo:padding="1.99mm"/>
      <style:map style:condition="cell-content()!=&quot;&quot;" style:apply-style-name="Sans_20_nom1" style:base-cell-address="Bandits.B16"/>
    </style:style>
    <style:style style:name="ce108" style:family="table-cell" style:parent-style-name="Default">
      <style:table-cell-properties fo:wrap-option="wrap" fo:padding="1.99mm"/>
      <style:map style:condition="cell-content()!=&quot;&quot;" style:apply-style-name="Sans_20_nom1" style:base-cell-address="Bandits.B17"/>
    </style:style>
    <style:style style:name="ce10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Bandits.C9"/>
    </style:style>
    <style:style style:name="ce11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Bandits.E9"/>
    </style:style>
    <style:style style:name="ce11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Bandits.E10"/>
    </style:style>
    <style:style style:name="ce112" style:family="table-cell" style:parent-style-name="Default">
      <style:table-cell-properties fo:wrap-option="wrap" fo:padding="1.99mm"/>
      <style:map style:condition="cell-content()!=&quot;&quot;" style:apply-style-name="Sans_20_nom1" style:base-cell-address="Bandits.G10"/>
    </style:style>
    <style:style style:name="ce113" style:family="table-cell" style:parent-style-name="Default">
      <style:table-cell-properties fo:wrap-option="wrap" fo:padding="1.99mm"/>
    </style:style>
    <style:style style:name="ce1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"/>
    </style:style>
    <style:style style:name="ce11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4"/>
    </style:style>
    <style:style style:name="ce11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5"/>
    </style:style>
    <style:style style:name="ce12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6"/>
    </style:style>
    <style:style style:name="ce12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7"/>
    </style:style>
    <style:style style:name="ce12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8"/>
    </style:style>
    <style:style style:name="ce12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9"/>
    </style:style>
    <style:style style:name="ce12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0"/>
    </style:style>
    <style:style style:name="ce12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1"/>
    </style:style>
    <style:style style:name="ce12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2"/>
    </style:style>
    <style:style style:name="ce12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3"/>
    </style:style>
    <style:style style:name="ce12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4"/>
    </style:style>
    <style:style style:name="ce12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5"/>
    </style:style>
    <style:style style:name="ce13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6"/>
    </style:style>
    <style:style style:name="ce13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7"/>
    </style:style>
    <style:style style:name="ce13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8"/>
    </style:style>
    <style:style style:name="ce13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19"/>
    </style:style>
    <style:style style:name="ce13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0"/>
    </style:style>
    <style:style style:name="ce13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1"/>
    </style:style>
    <style:style style:name="ce13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2"/>
    </style:style>
    <style:style style:name="ce13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3"/>
    </style:style>
    <style:style style:name="ce13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4"/>
    </style:style>
    <style:style style:name="ce13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5"/>
    </style:style>
    <style:style style:name="ce14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6"/>
    </style:style>
    <style:style style:name="ce14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7"/>
    </style:style>
    <style:style style:name="ce14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8"/>
    </style:style>
    <style:style style:name="ce14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A29"/>
    </style:style>
    <style:style style:name="ce144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0"/>
    </style:style>
    <style:style style:name="ce145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1"/>
    </style:style>
    <style:style style:name="ce146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2"/>
    </style:style>
    <style:style style:name="ce147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3"/>
    </style:style>
    <style:style style:name="ce148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4"/>
    </style:style>
    <style:style style:name="ce149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5"/>
    </style:style>
    <style:style style:name="ce150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A36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fo:wrap-option="wrap" fo:padding="1.99mm" style:vertical-align="top"/>
    </style:style>
    <style:style style:name="ce15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4"/>
    </style:style>
    <style:style style:name="ce15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5"/>
    </style:style>
    <style:style style:name="ce15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6"/>
    </style:style>
    <style:style style:name="ce15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7"/>
    </style:style>
    <style:style style:name="ce15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8"/>
    </style:style>
    <style:style style:name="ce15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9"/>
    </style:style>
    <style:style style:name="ce15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0"/>
    </style:style>
    <style:style style:name="ce16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1"/>
    </style:style>
    <style:style style:name="ce16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2"/>
    </style:style>
    <style:style style:name="ce16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3"/>
    </style:style>
    <style:style style:name="ce16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4"/>
    </style:style>
    <style:style style:name="ce16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5"/>
    </style:style>
    <style:style style:name="ce16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6"/>
    </style:style>
    <style:style style:name="ce16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7"/>
    </style:style>
    <style:style style:name="ce16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8"/>
    </style:style>
    <style:style style:name="ce16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9"/>
    </style:style>
    <style:style style:name="ce16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0"/>
    </style:style>
    <style:style style:name="ce17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1"/>
    </style:style>
    <style:style style:name="ce17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2"/>
    </style:style>
    <style:style style:name="ce17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3"/>
    </style:style>
    <style:style style:name="ce17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4"/>
    </style:style>
    <style:style style:name="ce17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5"/>
    </style:style>
    <style:style style:name="ce175" style:family="table-cell" style:parent-style-name="Default">
      <style:table-cell-properties fo:wrap-option="wrap" fo:border="0.06pt solid #000000" fo:padding="1.99mm"/>
    </style:style>
    <style:style style:name="ce17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8"/>
    </style:style>
    <style:style style:name="ce17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29"/>
    </style:style>
    <style:style style:name="ce17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4"/>
    </style:style>
    <style:style style:name="ce17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5"/>
    </style:style>
    <style:style style:name="ce18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6"/>
    </style:style>
    <style:style style:name="ce18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7"/>
    </style:style>
    <style:style style:name="ce18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8"/>
    </style:style>
    <style:style style:name="ce18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9"/>
    </style:style>
    <style:style style:name="ce18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0"/>
    </style:style>
    <style:style style:name="ce18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1"/>
    </style:style>
    <style:style style:name="ce18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2"/>
    </style:style>
    <style:style style:name="ce18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3"/>
    </style:style>
    <style:style style:name="ce18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4"/>
    </style:style>
    <style:style style:name="ce18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5"/>
    </style:style>
    <style:style style:name="ce19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6"/>
    </style:style>
    <style:style style:name="ce19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9"/>
    </style:style>
    <style:style style:name="ce19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0"/>
    </style:style>
    <style:style style:name="ce19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1"/>
    </style:style>
    <style:style style:name="ce19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2"/>
    </style:style>
    <style:style style:name="ce19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3"/>
    </style:style>
    <style:style style:name="ce19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4"/>
    </style:style>
    <style:style style:name="ce19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5"/>
    </style:style>
    <style:style style:name="ce19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8"/>
    </style:style>
    <style:style style:name="ce19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29"/>
    </style:style>
    <style:style style:name="ce200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D3"/>
    </style:style>
    <style:style style:name="ce20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2"/>
    </style:style>
    <style:style style:name="ce20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C14"/>
    </style:style>
    <style:style style:name="ce20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D14"/>
    </style:style>
    <style:style style:name="ce204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D30"/>
    </style:style>
    <style:style style:name="ce20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12"/>
    </style:style>
    <style:style style:name="ce20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15"/>
    </style:style>
    <style:style style:name="ce20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16"/>
    </style:style>
    <style:style style:name="ce20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17"/>
    </style:style>
    <style:style style:name="ce209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18"/>
    </style:style>
    <style:style style:name="ce21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D14"/>
    </style:style>
    <style:style style:name="ce21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D14"/>
    </style:style>
    <style:style style:name="ce21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B14"/>
    </style:style>
    <style:style style:name="ce21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2"/>
    </style:style>
    <style:style style:name="ce21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3"/>
    </style:style>
    <style:style style:name="ce21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4"/>
    </style:style>
    <style:style style:name="ce21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5"/>
    </style:style>
    <style:style style:name="ce21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6"/>
    </style:style>
    <style:style style:name="ce218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E27"/>
    </style:style>
    <style:style style:name="ce219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F3"/>
    </style:style>
    <style:style style:name="ce220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F17"/>
    </style:style>
    <style:style style:name="ce221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F18"/>
    </style:style>
    <style:style style:name="ce222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D14"/>
    </style:style>
    <style:style style:name="ce22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D14"/>
    </style:style>
    <style:style style:name="ce224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F21"/>
    </style:style>
    <style:style style:name="ce225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F22"/>
    </style:style>
    <style:style style:name="ce226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Taverne.F23"/>
    </style:style>
    <style:style style:name="ce227" style:family="table-cell" style:parent-style-name="Default">
      <style:table-cell-properties fo:wrap-option="wrap" fo:padding="1.99mm" style:vertical-align="top"/>
      <style:map style:condition="cell-content()!=&quot;&quot;" style:apply-style-name="Sans_20_nom1" style:base-cell-address="Taverne.F30"/>
    </style:style>
    <style:style style:name="ce22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Bandits" table:style-name="ta1">
        <table:table-column table:style-name="co1" table:default-cell-style-name="ce3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ce52"/>
        <table:table-column table:style-name="co5" table:default-cell-style-name="ce52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table:number-columns-repeated="5"/>
          <table:table-cell table:style-name="Default" table:number-columns-repeated="3"/>
          <table:table-cell table:number-columns-repeated="6"/>
          <table:table-cell table:style-name="ce53" table:number-columns-repeated="1001"/>
        </table:table-row>
        <table:table-row table:style-name="ro1">
          <table:table-cell table:style-name="ce2" office:value-type="string" calcext:value-type="string">
            <text:p>Bandit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arrator : L'équipage accoste sur une petite île.</text:p>
          </table:table-cell>
          <table:table-cell table:style-name="ce33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3">
          <table:table-cell office:value-type="string" calcext:value-type="string">
            <text:p>Narrator : Quelques hommes s'avancent</text:p>
          </table:table-cell>
          <table:table-cell table:style-name="ce34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4">
          <table:table-cell office:value-type="string" calcext:value-type="string">
            <text:p>OtherSpeak : Oyé !</text:p>
          </table:table-cell>
          <table:table-cell table:style-name="ce35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4">
          <table:table-cell table:style-name="ce4" office:value-type="string" calcext:value-type="string">
            <text:p>PlayerSpeak : Ahoi !</text:p>
          </table:table-cell>
          <table:table-cell table:style-name="ce36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5">
          <table:table-cell table:style-name="ce5" office:value-type="string" calcext:value-type="string">
            <text:p>OtherSpeak : C'est simple : 200 pièces d'or ou c'est fini !</text:p>
          </table:table-cell>
          <table:table-cell table:style-name="ce37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6">
          <table:table-cell table:style-name="ce6" office:value-type="string" calcext:value-type="string">
            <text:p>setChoices3</text:p>
          </table:table-cell>
          <table:table-cell table:style-name="ce38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4">
          <table:table-cell table:style-name="ce5" office:value-type="string" calcext:value-type="string">
            <text:p>Tenez…</text:p>
          </table:table-cell>
          <table:table-cell table:style-name="ce39"/>
          <table:table-cell table:style-name="ce48" office:value-type="string" calcext:value-type="string">
            <text:p>Plutôt mourir !</text:p>
          </table:table-cell>
          <table:table-cell table:style-name="ce39"/>
          <table:table-cell table:style-name="ce49" office:value-type="string" calcext:value-type="string">
            <text:p>Je n'ai pas assez</text:p>
          </table:table-cell>
          <table:table-cell table:style-name="ce39" table:number-columns-repeated="3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5">
          <table:table-cell table:style-name="ce7" office:value-type="string" calcext:value-type="string">
            <text:p>checkGold200</text:p>
          </table:table-cell>
          <table:table-cell table:style-name="ce40"/>
          <table:table-cell table:style-name="ce40" office:value-type="string" calcext:value-type="string">
            <text:p>launchCombat</text:p>
          </table:table-cell>
          <table:table-cell table:style-name="ce40"/>
          <table:table-cell table:style-name="ce50" office:value-type="string" calcext:value-type="string">
            <text:p>OtherSpeak : Tanpis Pour vous !</text:p>
          </table:table-cell>
          <table:table-cell table:style-name="ce40"/>
          <table:table-cell table:style-name="ce51"/>
          <table:table-cell table:style-name="ce40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4">
          <table:table-cell table:style-name="ce8" office:value-type="string" calcext:value-type="string">
            <text:p>removeGold200</text:p>
          </table:table-cell>
          <table:table-cell table:style-name="ce41"/>
          <table:table-cell table:style-name="ce41" office:value-type="string" calcext:value-type="string">
            <text:p>conclude</text:p>
          </table:table-cell>
          <table:table-cell table:style-name="ce41"/>
          <table:table-cell table:style-name="ce41" office:value-type="string" calcext:value-type="string">
            <text:p>launchCombat</text:p>
          </table:table-cell>
          <table:table-cell table:style-name="ce41" table:number-columns-repeated="3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3">
          <table:table-cell table:style-name="ce9" office:value-type="string" calcext:value-type="string">
            <text:p>OtherSpeak : C'est très bien ça…</text:p>
          </table:table-cell>
          <table:table-cell table:style-name="ce42" table:number-columns-repeated="3"/>
          <table:table-cell table:style-name="ce42" office:value-type="string" calcext:value-type="string">
            <text:p>conclude</text:p>
          </table:table-cell>
          <table:table-cell table:style-name="ce42" table:number-columns-repeated="3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3">
          <table:table-cell table:style-name="ce10" office:value-type="string" calcext:value-type="string">
            <text:p>OtherSpeak : A la prochaine</text:p>
          </table:table-cell>
          <table:table-cell table:style-name="ce43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4">
          <table:table-cell table:style-name="ce11" office:value-type="string" calcext:value-type="string">
            <text:p>conclude</text:p>
          </table:table-cell>
          <table:table-cell table:style-name="ce44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7">
          <table:table-cell table:style-name="ce12"/>
          <table:table-cell table:style-name="ce45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7">
          <table:table-cell table:style-name="ce13"/>
          <table:table-cell table:style-name="ce46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7">
          <table:table-cell table:style-name="ce14"/>
          <table:table-cell table:style-name="ce47" table:number-columns-repeated="7"/>
          <table:table-cell table:number-columns-repeated="2"/>
          <table:table-cell table:style-name="ce52" table:number-columns-repeated="3"/>
          <table:table-cell table:number-columns-repeated="1004"/>
        </table:table-row>
        <table:table-row table:style-name="ro7">
          <table:table-cell table:style-name="ce15" table:number-columns-repeated="7"/>
          <table:table-cell table:number-columns-repeated="1010"/>
        </table:table-row>
        <table:table-row table:style-name="ro7">
          <table:table-cell table:style-name="ce16" table:number-columns-repeated="7"/>
          <table:table-cell table:number-columns-repeated="1010"/>
        </table:table-row>
        <table:table-row table:style-name="ro7">
          <table:table-cell table:style-name="ce17" table:number-columns-repeated="7"/>
          <table:table-cell table:number-columns-repeated="1010"/>
        </table:table-row>
        <table:table-row table:style-name="ro7">
          <table:table-cell table:style-name="ce18" table:number-columns-repeated="7"/>
          <table:table-cell table:number-columns-repeated="1010"/>
        </table:table-row>
        <table:table-row table:style-name="ro7">
          <table:table-cell table:style-name="ce19" table:number-columns-repeated="7"/>
          <table:table-cell table:number-columns-repeated="1010"/>
        </table:table-row>
        <table:table-row table:style-name="ro7">
          <table:table-cell table:style-name="ce20" table:number-columns-repeated="7"/>
          <table:table-cell table:number-columns-repeated="1010"/>
        </table:table-row>
        <table:table-row table:style-name="ro7">
          <table:table-cell table:style-name="ce21" table:number-columns-repeated="7"/>
          <table:table-cell table:number-columns-repeated="1010"/>
        </table:table-row>
        <table:table-row table:style-name="ro7">
          <table:table-cell table:style-name="ce22" table:number-columns-repeated="7"/>
          <table:table-cell table:number-columns-repeated="1010"/>
        </table:table-row>
        <table:table-row table:style-name="ro7">
          <table:table-cell table:style-name="ce23" table:number-columns-repeated="7"/>
          <table:table-cell table:number-columns-repeated="1010"/>
        </table:table-row>
        <table:table-row table:style-name="ro7">
          <table:table-cell table:style-name="ce24" table:number-columns-repeated="7"/>
          <table:table-cell table:number-columns-repeated="1010"/>
        </table:table-row>
        <table:table-row table:style-name="ro7">
          <table:table-cell table:style-name="ce25" table:number-columns-repeated="7"/>
          <table:table-cell table:number-columns-repeated="1010"/>
        </table:table-row>
        <table:table-row table:style-name="ro7">
          <table:table-cell table:style-name="ce26" table:number-columns-repeated="7"/>
          <table:table-cell table:number-columns-repeated="1010"/>
        </table:table-row>
        <table:table-row table:style-name="ro7">
          <table:table-cell table:style-name="ce27" table:number-columns-repeated="7"/>
          <table:table-cell table:number-columns-repeated="1010"/>
        </table:table-row>
        <table:table-row table:style-name="ro7">
          <table:table-cell table:style-name="ce28" table:number-columns-repeated="7"/>
          <table:table-cell table:number-columns-repeated="1010"/>
        </table:table-row>
        <table:table-row table:style-name="ro7">
          <table:table-cell table:style-name="ce29" table:number-columns-repeated="7"/>
          <table:table-cell table:number-columns-repeated="1010"/>
        </table:table-row>
        <table:table-row table:style-name="ro7">
          <table:table-cell table:style-name="ce30" table:number-columns-repeated="7"/>
          <table:table-cell table:number-columns-repeated="1010"/>
        </table:table-row>
        <table:table-row table:style-name="ro7">
          <table:table-cell table:style-name="ce31" table:number-columns-repeated="7"/>
          <table:table-cell table:number-columns-repeated="1010"/>
        </table:table-row>
        <table:table-row table:style-name="ro7">
          <table:table-cell table:style-name="ce32" table:number-columns-repeated="7"/>
          <table:table-cell table:number-columns-repeated="1010"/>
        </table:table-row>
        <calcext:conditional-formats>
          <calcext:conditional-format calcext:target-range-address="Bandits.A4:Bandits.A5 Bandits.A3:Bandits.A3">
            <calcext:condition calcext:apply-style-name="Sans nom1" calcext:value="!=&quot;&quot;" calcext:base-cell-address="Bandits.A3"/>
          </calcext:conditional-format>
          <calcext:conditional-format calcext:target-range-address="Bandits.A19:Bandits.G19">
            <calcext:condition calcext:apply-style-name="Sans nom1" calcext:value="!=&quot;&quot;" calcext:base-cell-address="Bandits.A19"/>
          </calcext:conditional-format>
          <calcext:conditional-format calcext:target-range-address="Bandits.A20:Bandits.G20">
            <calcext:condition calcext:apply-style-name="Sans nom1" calcext:value="!=&quot;&quot;" calcext:base-cell-address="Bandits.A20"/>
          </calcext:conditional-format>
          <calcext:conditional-format calcext:target-range-address="Bandits.A21:Bandits.G21">
            <calcext:condition calcext:apply-style-name="Sans nom1" calcext:value="!=&quot;&quot;" calcext:base-cell-address="Bandits.A21"/>
          </calcext:conditional-format>
          <calcext:conditional-format calcext:target-range-address="Bandits.A22:Bandits.G22">
            <calcext:condition calcext:apply-style-name="Sans nom1" calcext:value="!=&quot;&quot;" calcext:base-cell-address="Bandits.A22"/>
          </calcext:conditional-format>
          <calcext:conditional-format calcext:target-range-address="Bandits.A23:Bandits.G23">
            <calcext:condition calcext:apply-style-name="Sans nom1" calcext:value="!=&quot;&quot;" calcext:base-cell-address="Bandits.A23"/>
          </calcext:conditional-format>
          <calcext:conditional-format calcext:target-range-address="Bandits.A24:Bandits.G24">
            <calcext:condition calcext:apply-style-name="Sans nom1" calcext:value="!=&quot;&quot;" calcext:base-cell-address="Bandits.A24"/>
          </calcext:conditional-format>
          <calcext:conditional-format calcext:target-range-address="Bandits.A25:Bandits.G25">
            <calcext:condition calcext:apply-style-name="Sans nom1" calcext:value="!=&quot;&quot;" calcext:base-cell-address="Bandits.A25"/>
          </calcext:conditional-format>
          <calcext:conditional-format calcext:target-range-address="Bandits.A26:Bandits.G26">
            <calcext:condition calcext:apply-style-name="Sans nom1" calcext:value="!=&quot;&quot;" calcext:base-cell-address="Bandits.A26"/>
          </calcext:conditional-format>
          <calcext:conditional-format calcext:target-range-address="Bandits.A27:Bandits.G27">
            <calcext:condition calcext:apply-style-name="Sans nom1" calcext:value="!=&quot;&quot;" calcext:base-cell-address="Bandits.A27"/>
          </calcext:conditional-format>
          <calcext:conditional-format calcext:target-range-address="Bandits.A28:Bandits.G28">
            <calcext:condition calcext:apply-style-name="Sans nom1" calcext:value="!=&quot;&quot;" calcext:base-cell-address="Bandits.A28"/>
          </calcext:conditional-format>
          <calcext:conditional-format calcext:target-range-address="Bandits.A29:Bandits.G29">
            <calcext:condition calcext:apply-style-name="Sans nom1" calcext:value="!=&quot;&quot;" calcext:base-cell-address="Bandits.A29"/>
          </calcext:conditional-format>
          <calcext:conditional-format calcext:target-range-address="Bandits.A30:Bandits.G30">
            <calcext:condition calcext:apply-style-name="Sans nom1" calcext:value="!=&quot;&quot;" calcext:base-cell-address="Bandits.A30"/>
          </calcext:conditional-format>
          <calcext:conditional-format calcext:target-range-address="Bandits.A31:Bandits.G31">
            <calcext:condition calcext:apply-style-name="Sans nom1" calcext:value="!=&quot;&quot;" calcext:base-cell-address="Bandits.A31"/>
          </calcext:conditional-format>
          <calcext:conditional-format calcext:target-range-address="Bandits.A32:Bandits.G32">
            <calcext:condition calcext:apply-style-name="Sans nom1" calcext:value="!=&quot;&quot;" calcext:base-cell-address="Bandits.A32"/>
          </calcext:conditional-format>
          <calcext:conditional-format calcext:target-range-address="Bandits.A33:Bandits.G33">
            <calcext:condition calcext:apply-style-name="Sans nom1" calcext:value="!=&quot;&quot;" calcext:base-cell-address="Bandits.A33"/>
          </calcext:conditional-format>
          <calcext:conditional-format calcext:target-range-address="Bandits.A34:Bandits.G34">
            <calcext:condition calcext:apply-style-name="Sans nom1" calcext:value="!=&quot;&quot;" calcext:base-cell-address="Bandits.A34"/>
          </calcext:conditional-format>
          <calcext:conditional-format calcext:target-range-address="Bandits.A35:Bandits.G35">
            <calcext:condition calcext:apply-style-name="Sans nom1" calcext:value="!=&quot;&quot;" calcext:base-cell-address="Bandits.A35"/>
          </calcext:conditional-format>
          <calcext:conditional-format calcext:target-range-address="Bandits.B3:Bandits.H3">
            <calcext:condition calcext:apply-style-name="Sans nom1" calcext:value="!=&quot;&quot;" calcext:base-cell-address="Bandits.B3"/>
          </calcext:conditional-format>
          <calcext:conditional-format calcext:target-range-address="Bandits.B4:Bandits.H4">
            <calcext:condition calcext:apply-style-name="Sans nom1" calcext:value="!=&quot;&quot;" calcext:base-cell-address="Bandits.B4"/>
          </calcext:conditional-format>
          <calcext:conditional-format calcext:target-range-address="Bandits.B5:Bandits.H5">
            <calcext:condition calcext:apply-style-name="Sans nom1" calcext:value="!=&quot;&quot;" calcext:base-cell-address="Bandits.B5"/>
          </calcext:conditional-format>
          <calcext:conditional-format calcext:target-range-address="Bandits.A18:Bandits.G18">
            <calcext:condition calcext:apply-style-name="Sans nom1" calcext:value="!=&quot;&quot;" calcext:base-cell-address="Bandits.A18"/>
          </calcext:conditional-format>
          <calcext:conditional-format calcext:target-range-address="Bandits.A6:Bandits.A6">
            <calcext:condition calcext:apply-style-name="Sans nom1" calcext:value="!=&quot;&quot;" calcext:base-cell-address="Bandits.A6"/>
          </calcext:conditional-format>
          <calcext:conditional-format calcext:target-range-address="Bandits.B6:Bandits.H6">
            <calcext:condition calcext:apply-style-name="Sans nom1" calcext:value="!=&quot;&quot;" calcext:base-cell-address="Bandits.B6"/>
          </calcext:conditional-format>
          <calcext:conditional-format calcext:target-range-address="Bandits.A7:Bandits.A7 Bandits.A9:Bandits.A9">
            <calcext:condition calcext:apply-style-name="Sans nom1" calcext:value="!=&quot;&quot;" calcext:base-cell-address="Bandits.A7"/>
          </calcext:conditional-format>
          <calcext:conditional-format calcext:target-range-address="Bandits.A8:Bandits.A8">
            <calcext:condition calcext:apply-style-name="Sans nom1" calcext:value="!=&quot;&quot;" calcext:base-cell-address="Bandits.A8"/>
          </calcext:conditional-format>
          <calcext:conditional-format calcext:target-range-address="Bandits.A12:Bandits.A12">
            <calcext:condition calcext:apply-style-name="Sans nom1" calcext:value="!=&quot;&quot;" calcext:base-cell-address="Bandits.A12"/>
          </calcext:conditional-format>
          <calcext:conditional-format calcext:target-range-address="Bandits.A14:Bandits.A14">
            <calcext:condition calcext:apply-style-name="Sans nom1" calcext:value="!=&quot;&quot;" calcext:base-cell-address="Bandits.A14"/>
          </calcext:conditional-format>
          <calcext:conditional-format calcext:target-range-address="Bandits.A15:Bandits.A15">
            <calcext:condition calcext:apply-style-name="Sans nom1" calcext:value="!=&quot;&quot;" calcext:base-cell-address="Bandits.A15"/>
          </calcext:conditional-format>
          <calcext:conditional-format calcext:target-range-address="Bandits.A16:Bandits.A16">
            <calcext:condition calcext:apply-style-name="Sans nom1" calcext:value="!=&quot;&quot;" calcext:base-cell-address="Bandits.A16"/>
          </calcext:conditional-format>
          <calcext:conditional-format calcext:target-range-address="Bandits.A17:Bandits.A17">
            <calcext:condition calcext:apply-style-name="Sans nom1" calcext:value="!=&quot;&quot;" calcext:base-cell-address="Bandits.A17"/>
          </calcext:conditional-format>
          <calcext:conditional-format calcext:target-range-address="Bandits.B7:Bandits.H7">
            <calcext:condition calcext:apply-style-name="Sans nom1" calcext:value="!=&quot;&quot;" calcext:base-cell-address="Bandits.B7"/>
          </calcext:conditional-format>
          <calcext:conditional-format calcext:target-range-address="Bandits.B8:Bandits.H8">
            <calcext:condition calcext:apply-style-name="Sans nom1" calcext:value="!=&quot;&quot;" calcext:base-cell-address="Bandits.B8"/>
          </calcext:conditional-format>
          <calcext:conditional-format calcext:target-range-address="Bandits.F9:Bandits.H9 Bandits.B9:Bandits.B9 Bandits.D9:Bandits.D9">
            <calcext:condition calcext:apply-style-name="Sans nom1" calcext:value="!=&quot;&quot;" calcext:base-cell-address="Bandits.B9"/>
          </calcext:conditional-format>
          <calcext:conditional-format calcext:target-range-address="Bandits.H10:Bandits.H10 Bandits.B10:Bandits.D10 Bandits.F10:Bandits.F10">
            <calcext:condition calcext:apply-style-name="Sans nom1" calcext:value="!=&quot;&quot;" calcext:base-cell-address="Bandits.B10"/>
          </calcext:conditional-format>
          <calcext:conditional-format calcext:target-range-address="Bandits.B11:Bandits.H11">
            <calcext:condition calcext:apply-style-name="Sans nom1" calcext:value="!=&quot;&quot;" calcext:base-cell-address="Bandits.B11"/>
          </calcext:conditional-format>
          <calcext:conditional-format calcext:target-range-address="Bandits.B12:Bandits.H12">
            <calcext:condition calcext:apply-style-name="Sans nom1" calcext:value="!=&quot;&quot;" calcext:base-cell-address="Bandits.B12"/>
          </calcext:conditional-format>
          <calcext:conditional-format calcext:target-range-address="Bandits.B13:Bandits.H13">
            <calcext:condition calcext:apply-style-name="Sans nom1" calcext:value="!=&quot;&quot;" calcext:base-cell-address="Bandits.B13"/>
          </calcext:conditional-format>
          <calcext:conditional-format calcext:target-range-address="Bandits.B14:Bandits.H14">
            <calcext:condition calcext:apply-style-name="Sans nom1" calcext:value="!=&quot;&quot;" calcext:base-cell-address="Bandits.B14"/>
          </calcext:conditional-format>
          <calcext:conditional-format calcext:target-range-address="Bandits.B15:Bandits.H15">
            <calcext:condition calcext:apply-style-name="Sans nom1" calcext:value="!=&quot;&quot;" calcext:base-cell-address="Bandits.B15"/>
          </calcext:conditional-format>
          <calcext:conditional-format calcext:target-range-address="Bandits.B16:Bandits.H16">
            <calcext:condition calcext:apply-style-name="Sans nom1" calcext:value="!=&quot;&quot;" calcext:base-cell-address="Bandits.B16"/>
          </calcext:conditional-format>
          <calcext:conditional-format calcext:target-range-address="Bandits.B17:Bandits.H17">
            <calcext:condition calcext:apply-style-name="Sans nom1" calcext:value="!=&quot;&quot;" calcext:base-cell-address="Bandits.B17"/>
          </calcext:conditional-format>
          <calcext:conditional-format calcext:target-range-address="Bandits.C9:Bandits.C9">
            <calcext:condition calcext:apply-style-name="Sans nom1" calcext:value="!=&quot;&quot;" calcext:base-cell-address="Bandits.C9"/>
          </calcext:conditional-format>
          <calcext:conditional-format calcext:target-range-address="Bandits.A10:Bandits.A10">
            <calcext:condition calcext:apply-style-name="Sans nom1" calcext:value="!=&quot;&quot;" calcext:base-cell-address="Bandits.A10"/>
          </calcext:conditional-format>
          <calcext:conditional-format calcext:target-range-address="Bandits.A11:Bandits.A11">
            <calcext:condition calcext:apply-style-name="Sans nom1" calcext:value="!=&quot;&quot;" calcext:base-cell-address="Bandits.A11"/>
          </calcext:conditional-format>
          <calcext:conditional-format calcext:target-range-address="Bandits.E9:Bandits.E9">
            <calcext:condition calcext:apply-style-name="Sans nom1" calcext:value="!=&quot;&quot;" calcext:base-cell-address="Bandits.E9"/>
          </calcext:conditional-format>
          <calcext:conditional-format calcext:target-range-address="Bandits.E10:Bandits.E10">
            <calcext:condition calcext:apply-style-name="Sans nom1" calcext:value="!=&quot;&quot;" calcext:base-cell-address="Bandits.E10"/>
          </calcext:conditional-format>
          <calcext:conditional-format calcext:target-range-address="Bandits.A13:Bandits.A13">
            <calcext:condition calcext:apply-style-name="Sans nom1" calcext:value="!=&quot;&quot;" calcext:base-cell-address="Bandits.A13"/>
          </calcext:conditional-format>
          <calcext:conditional-format calcext:target-range-address="Bandits.G10:Bandits.G10">
            <calcext:condition calcext:apply-style-name="Sans nom1" calcext:value="!=&quot;&quot;" calcext:base-cell-address="Bandits.G10"/>
          </calcext:conditional-format>
        </calcext:conditional-formats>
      </table:table>
      <table:table table:name="Taverne" table:style-name="ta1">
        <table:table-column table:style-name="co1" table:default-cell-style-name="ce151"/>
        <table:table-column table:style-name="co2" table:number-columns-repeated="5" table:default-cell-style-name="ce151"/>
        <table:table-column table:style-name="co3" table:default-cell-style-name="ce151"/>
        <table:table-column table:style-name="co4" table:number-columns-repeated="2" table:default-cell-style-name="ce151"/>
        <table:table-column table:style-name="co5" table:number-columns-repeated="1015" table:default-cell-style-name="ce151"/>
        <table:table-row table:style-name="ro7">
          <table:table-cell table:style-name="ce115" office:value-type="string" calcext:value-type="string">
            <text:p>Nom</text:p>
          </table:table-cell>
          <table:table-cell table:style-name="ce115" office:value-type="string" calcext:value-type="string">
            <text:p>Fréquence / 5</text:p>
          </table:table-cell>
          <table:table-cell table:number-columns-repeated="4"/>
          <table:table-cell table:style-name="ce152"/>
          <table:table-cell table:number-columns-repeated="9"/>
          <table:table-cell table:style-name="ce228" table:number-columns-repeated="1001"/>
          <table:table-cell table:number-columns-repeated="7"/>
        </table:table-row>
        <table:table-row table:style-name="ro9">
          <table:table-cell table:style-name="ce116" office:value-type="string" calcext:value-type="string">
            <text:p>Taverne</text:p>
          </table:table-cell>
          <table:table-cell table:style-name="ce116" office:value-type="float" office:value="2" calcext:value-type="float">
            <text:p>2</text:p>
          </table:table-cell>
          <table:table-cell table:number-columns-repeated="4"/>
          <table:table-cell table:style-name="ce152"/>
          <table:table-cell table:number-columns-repeated="1017"/>
        </table:table-row>
        <table:table-row table:style-name="ro10">
          <table:table-cell table:style-name="ce117" office:value-type="string" calcext:value-type="string">
            <text:p>Narrator : De la fumée monte dans le ciel et une odeur merveilleuse flotte dans l'air. C'est une taverne.</text:p>
          </table:table-cell>
          <table:table-cell table:style-name="ce152" table:number-columns-repeated="2"/>
          <table:table-cell table:style-name="ce200"/>
          <table:table-cell table:style-name="ce152"/>
          <table:table-cell table:style-name="ce219"/>
          <table:table-cell table:style-name="ce152" table:number-columns-repeated="16"/>
          <table:table-cell table:number-columns-repeated="1002"/>
        </table:table-row>
        <table:table-row table:style-name="ro6">
          <table:table-cell table:style-name="ce118" office:value-type="string" calcext:value-type="string">
            <text:p>setChoices2</text:p>
          </table:table-cell>
          <table:table-cell table:style-name="ce153"/>
          <table:table-cell table:style-name="ce178"/>
          <table:table-cell table:style-name="ce153" table:number-columns-repeated="3"/>
          <table:table-cell table:style-name="ce152" table:number-columns-repeated="16"/>
          <table:table-cell table:number-columns-repeated="1002"/>
        </table:table-row>
        <table:table-row table:style-name="ro6">
          <table:table-cell table:style-name="ce119" office:value-type="string" calcext:value-type="string">
            <text:p>Reprenons la mer</text:p>
          </table:table-cell>
          <table:table-cell table:style-name="ce154" office:value-type="string" calcext:value-type="string">
            <text:p>Entrons</text:p>
          </table:table-cell>
          <table:table-cell table:style-name="ce179"/>
          <table:table-cell table:style-name="ce154" table:number-columns-repeated="3"/>
          <table:table-cell table:style-name="ce152" table:number-columns-repeated="16"/>
          <table:table-cell table:number-columns-repeated="1002"/>
        </table:table-row>
        <table:table-row table:style-name="ro6">
          <table:table-cell table:style-name="ce120" office:value-type="string" calcext:value-type="string">
            <text:p>leave</text:p>
          </table:table-cell>
          <table:table-cell table:style-name="ce155" office:value-type="string" calcext:value-type="string">
            <text:p>randomCrew</text:p>
          </table:table-cell>
          <table:table-cell table:style-name="ce180"/>
          <table:table-cell table:style-name="ce155" table:number-columns-repeated="3"/>
          <table:table-cell table:style-name="ce152" table:number-columns-repeated="16"/>
          <table:table-cell table:number-columns-repeated="1002"/>
        </table:table-row>
        <table:table-row table:style-name="ro10">
          <table:table-cell table:style-name="ce121"/>
          <table:table-cell table:style-name="ce156" office:value-type="string" calcext:value-type="string">
            <text:p>OtherSpeak : Qu'est-ce que je peux faire pour vous ?</text:p>
          </table:table-cell>
          <table:table-cell table:style-name="ce181"/>
          <table:table-cell table:style-name="ce156" table:number-columns-repeated="3"/>
          <table:table-cell table:style-name="ce152" table:number-columns-repeated="16"/>
          <table:table-cell table:number-columns-repeated="1002"/>
        </table:table-row>
        <table:table-row table:style-name="ro6">
          <table:table-cell table:style-name="ce122"/>
          <table:table-cell table:style-name="ce157" office:value-type="string" calcext:value-type="string">
            <text:p>setChoices3</text:p>
          </table:table-cell>
          <table:table-cell table:style-name="ce182"/>
          <table:table-cell table:style-name="ce157" table:number-columns-repeated="3"/>
          <table:table-cell table:style-name="ce152" table:number-columns-repeated="16"/>
          <table:table-cell table:number-columns-repeated="1002"/>
        </table:table-row>
        <table:table-row table:style-name="ro11">
          <table:table-cell table:style-name="ce123"/>
          <table:table-cell table:style-name="ce158" office:value-type="string" calcext:value-type="string">
            <text:p>Des chambres pour mes hommes !</text:p>
          </table:table-cell>
          <table:table-cell table:style-name="ce183"/>
          <table:table-cell table:style-name="ce158"/>
          <table:table-cell table:style-name="ce158" office:value-type="string" calcext:value-type="string">
            <text:p>On a faim !</text:p>
          </table:table-cell>
          <table:table-cell table:style-name="ce158" office:value-type="string" calcext:value-type="string">
            <text:p>Ça ira pour aujourdh'ui</text:p>
          </table:table-cell>
          <table:table-cell table:style-name="ce152" table:number-columns-repeated="16"/>
          <table:table-cell table:number-columns-repeated="1002"/>
        </table:table-row>
        <table:table-row table:style-name="ro11">
          <table:table-cell table:style-name="ce124"/>
          <table:table-cell table:style-name="ce159" office:value-type="string" calcext:value-type="string">
            <text:p>OtherSpeak : Ça sera 50 pièces d'or</text:p>
          </table:table-cell>
          <table:table-cell table:style-name="ce184"/>
          <table:table-cell table:style-name="ce159"/>
          <table:table-cell table:style-name="ce159" office:value-type="string" calcext:value-type="string">
            <text:p>OtherSpeak : Regardez voir ce que j'ai</text:p>
          </table:table-cell>
          <table:table-cell table:style-name="ce159" office:value-type="string" calcext:value-type="string">
            <text:p>OtherSpeak : Bon bah à la prochaine !</text:p>
          </table:table-cell>
          <table:table-cell table:style-name="ce152" table:number-columns-repeated="16"/>
          <table:table-cell table:number-columns-repeated="1002"/>
        </table:table-row>
        <table:table-row table:style-name="ro6">
          <table:table-cell table:style-name="ce125"/>
          <table:table-cell table:style-name="ce160" office:value-type="string" calcext:value-type="string">
            <text:p>setChoices2</text:p>
          </table:table-cell>
          <table:table-cell table:style-name="ce185"/>
          <table:table-cell table:style-name="ce160"/>
          <table:table-cell table:style-name="ce160" office:value-type="string" calcext:value-type="string">
            <text:p>tradeFood</text:p>
          </table:table-cell>
          <table:table-cell table:style-name="ce160" office:value-type="string" calcext:value-type="string">
            <text:p>leave</text:p>
          </table:table-cell>
          <table:table-cell table:style-name="ce152" table:number-columns-repeated="16"/>
          <table:table-cell table:number-columns-repeated="1002"/>
        </table:table-row>
        <table:table-row table:style-name="ro2">
          <table:table-cell table:style-name="ce126"/>
          <table:table-cell table:style-name="ce161" office:value-type="string" calcext:value-type="string">
            <text:p>Tenez !</text:p>
          </table:table-cell>
          <table:table-cell table:style-name="ce186"/>
          <table:table-cell table:style-name="ce201" office:value-type="string" calcext:value-type="string">
            <text:p>Je n'ai pas assez…</text:p>
          </table:table-cell>
          <table:table-cell table:style-name="ce205" table:formula="of:=&quot;goTo&quot; &amp; COLUMN([.B7]) &amp; &quot;/&quot; &amp; ROW([.B7]) - 2" office:value-type="string" office:string-value="goTo2/5" calcext:value-type="string">
            <text:p>goTo2/5</text:p>
          </table:table-cell>
          <table:table-cell table:style-name="ce161"/>
          <table:table-cell table:style-name="ce152" table:number-columns-repeated="16"/>
          <table:table-cell table:number-columns-repeated="1002"/>
        </table:table-row>
        <table:table-row table:style-name="ro11">
          <table:table-cell table:style-name="ce127"/>
          <table:table-cell table:style-name="ce162" office:value-type="string" calcext:value-type="string">
            <text:p>checkGold50</text:p>
          </table:table-cell>
          <table:table-cell table:style-name="ce187"/>
          <table:table-cell table:style-name="ce202" office:value-type="string" calcext:value-type="string">
            <text:p>OtherSpeak : C'est rien mon bon monsieur</text:p>
          </table:table-cell>
          <table:table-cell table:style-name="Default"/>
          <table:table-cell table:style-name="ce162"/>
          <table:table-cell table:style-name="ce152" table:number-columns-repeated="16"/>
          <table:table-cell table:number-columns-repeated="1002"/>
        </table:table-row>
        <table:table-row table:style-name="ro10">
          <table:table-cell table:style-name="ce128"/>
          <table:table-cell table:style-name="ce163" office:value-type="string" calcext:value-type="string">
            <text:p>OtherSpeak : Prenez le dortoir à gauche en haut des escaliers !</text:p>
          </table:table-cell>
          <table:table-cell table:style-name="ce188" office:value-type="string" calcext:value-type="string">
            <text:p>OtherSpeak : Désolé mon bon m'sieur mais c'est pas assez</text:p>
          </table:table-cell>
          <table:table-cell table:style-name="ce203" office:value-type="string" calcext:value-type="string">
            <text:p>goTo2/5</text:p>
          </table:table-cell>
          <table:table-cell table:style-name="ce163" table:number-columns-repeated="2"/>
          <table:table-cell table:style-name="ce152" table:number-columns-repeated="16"/>
          <table:table-cell table:number-columns-repeated="1002"/>
        </table:table-row>
        <table:table-row table:style-name="ro2">
          <table:table-cell table:style-name="ce129"/>
          <table:table-cell table:style-name="ce164" office:value-type="string" calcext:value-type="string">
            <text:p>OtherSpeak : Bonne nuit</text:p>
          </table:table-cell>
          <table:table-cell table:style-name="ce189" table:formula="of:=&quot;goTo&quot; &amp; COLUMN([.B10]) &amp; &quot;/&quot; &amp; ROW([.B7]) - 2" office:value-type="string" office:string-value="goTo2/5" calcext:value-type="string">
            <text:p>goTo2/5</text:p>
          </table:table-cell>
          <table:table-cell table:style-name="ce164"/>
          <table:table-cell table:style-name="ce206" table:number-columns-repeated="2"/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30"/>
          <table:table-cell table:style-name="ce165" office:value-type="string" calcext:value-type="string">
            <text:p>randomPercent4</text:p>
          </table:table-cell>
          <table:table-cell table:style-name="ce190"/>
          <table:table-cell table:style-name="ce165"/>
          <table:table-cell table:style-name="ce207" table:number-columns-repeated="2"/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31"/>
          <table:table-cell table:style-name="ce166" office:value-type="string" calcext:value-type="string">
            <text:p>setWeatherNight</text:p>
          </table:table-cell>
          <table:table-cell table:style-name="Default"/>
          <table:table-cell table:style-name="ce166"/>
          <table:table-cell table:style-name="ce208" office:value-type="string" calcext:value-type="string">
            <text:p>setWeatherDay</text:p>
          </table:table-cell>
          <table:table-cell table:style-name="ce220"/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32"/>
          <table:table-cell table:style-name="ce167" office:value-type="string" calcext:value-type="string">
            <text:p>nextDay</text:p>
          </table:table-cell>
          <table:table-cell table:style-name="Default"/>
          <table:table-cell table:style-name="ce167"/>
          <table:table-cell table:style-name="ce209" office:value-type="string" calcext:value-type="string">
            <text:p>nextDay</text:p>
          </table:table-cell>
          <table:table-cell table:style-name="ce221"/>
          <table:table-cell table:style-name="ce152" table:number-columns-repeated="16"/>
          <table:table-cell table:number-columns-repeated="1002"/>
        </table:table-row>
        <table:table-row table:style-name="ro13">
          <table:table-cell table:style-name="ce133"/>
          <table:table-cell table:style-name="ce168" office:value-type="string" calcext:value-type="string">
            <text:p>Narrator : Des craquements dans le couloir réveillent l'équipage</text:p>
          </table:table-cell>
          <table:table-cell table:style-name="ce191"/>
          <table:table-cell table:style-name="ce168"/>
          <table:table-cell table:style-name="ce210" office:value-type="string" calcext:value-type="string">
            <text:p>Narrator : L'équipe se réveille au son des mouettes…</text:p>
          </table:table-cell>
          <table:table-cell table:style-name="ce222"/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34"/>
          <table:table-cell table:style-name="ce169" office:value-type="string" calcext:value-type="string">
            <text:p>setChoices2</text:p>
          </table:table-cell>
          <table:table-cell table:style-name="ce192"/>
          <table:table-cell table:style-name="ce169"/>
          <table:table-cell table:style-name="ce211" office:value-type="string" calcext:value-type="string">
            <text:p>setChoices2</text:p>
          </table:table-cell>
          <table:table-cell table:style-name="ce223"/>
          <table:table-cell table:style-name="ce152" table:number-columns-repeated="16"/>
          <table:table-cell table:number-columns-repeated="1002"/>
        </table:table-row>
        <table:table-row table:style-name="ro11">
          <table:table-cell table:style-name="ce135"/>
          <table:table-cell table:style-name="ce170" office:value-type="string" calcext:value-type="string">
            <text:p>Je vais voir ce que c'est</text:p>
          </table:table-cell>
          <table:table-cell table:style-name="ce193" office:value-type="string" calcext:value-type="string">
            <text:p>On verra demain…</text:p>
          </table:table-cell>
          <table:table-cell table:style-name="ce170"/>
          <table:table-cell table:style-name="ce212" office:value-type="string" calcext:value-type="string">
            <text:p>OtherSpeak : Alors, bien dormis ?</text:p>
          </table:table-cell>
          <table:table-cell table:style-name="ce224"/>
          <table:table-cell table:style-name="ce152" table:number-columns-repeated="16"/>
          <table:table-cell table:number-columns-repeated="1002"/>
        </table:table-row>
        <table:table-row table:style-name="ro14">
          <table:table-cell table:style-name="ce136"/>
          <table:table-cell table:style-name="ce171" office:value-type="string" calcext:value-type="string">
            <text:p>PlayerSpeak : Vous pensiez nous avoir comme ça ?!</text:p>
          </table:table-cell>
          <table:table-cell table:style-name="ce194" office:value-type="string" calcext:value-type="string">
            <text:p>setWeatherDay</text:p>
          </table:table-cell>
          <table:table-cell table:style-name="ce171"/>
          <table:table-cell table:style-name="ce213" office:value-type="string" calcext:value-type="string">
            <text:p>Non j'ai très mal dormis</text:p>
          </table:table-cell>
          <table:table-cell table:style-name="ce225" office:value-type="string" calcext:value-type="string">
            <text:p>Oui merci !</text:p>
          </table:table-cell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37"/>
          <table:table-cell table:style-name="ce172" office:value-type="string" calcext:value-type="string">
            <text:p>launchCombat</text:p>
          </table:table-cell>
          <table:table-cell table:style-name="ce195" office:value-type="string" calcext:value-type="string">
            <text:p>randomRange2</text:p>
          </table:table-cell>
          <table:table-cell table:style-name="ce172"/>
          <table:table-cell table:style-name="ce214" office:value-type="string" calcext:value-type="string">
            <text:p>goTo2/5</text:p>
          </table:table-cell>
          <table:table-cell table:style-name="ce226" office:value-type="string" calcext:value-type="string">
            <text:p>goTo2/5</text:p>
          </table:table-cell>
          <table:table-cell table:style-name="ce152" table:number-columns-repeated="16"/>
          <table:table-cell table:number-columns-repeated="1002"/>
        </table:table-row>
        <table:table-row table:style-name="ro15">
          <table:table-cell table:style-name="ce138"/>
          <table:table-cell table:style-name="ce173" office:value-type="string" calcext:value-type="string">
            <text:p>conclude</text:p>
          </table:table-cell>
          <table:table-cell table:style-name="ce196" office:value-type="string" calcext:value-type="string">
            <text:p>Narrator : L'équipage se réveille. Plus de deux cents pièces d'or ont disparues</text:p>
          </table:table-cell>
          <table:table-cell table:style-name="ce173" office:value-type="string" calcext:value-type="string">
            <text:p>Narrator : Le capitaine et ses hommes se réveillent après une bonne nuit de sommeil</text:p>
          </table:table-cell>
          <table:table-cell table:style-name="ce215" table:number-columns-repeated="2"/>
          <table:table-cell table:style-name="ce152" table:number-columns-repeated="16"/>
          <table:table-cell table:number-columns-repeated="1002"/>
        </table:table-row>
        <table:table-row table:style-name="ro16">
          <table:table-cell table:style-name="ce139"/>
          <table:table-cell table:style-name="ce174"/>
          <table:table-cell table:style-name="ce197" office:value-type="string" calcext:value-type="string">
            <text:p>PlayerSpeak : Nos bourses ! Qui a pris ma bourse !?</text:p>
          </table:table-cell>
          <table:table-cell table:style-name="ce174" office:value-type="string" calcext:value-type="string">
            <text:p>leave</text:p>
          </table:table-cell>
          <table:table-cell table:style-name="ce216" table:number-columns-repeated="2"/>
          <table:table-cell table:style-name="ce152" table:number-columns-repeated="16"/>
          <table:table-cell table:number-columns-repeated="1002"/>
        </table:table-row>
        <table:table-row table:style-name="ro12">
          <table:table-cell table:style-name="ce140"/>
          <table:table-cell table:style-name="ce175"/>
          <table:table-cell table:style-name="ce175" office:value-type="string" calcext:value-type="string">
            <text:p>leave</text:p>
          </table:table-cell>
          <table:table-cell table:style-name="ce175"/>
          <table:table-cell table:style-name="ce217" table:number-columns-repeated="2"/>
          <table:table-cell table:style-name="ce152" table:number-columns-repeated="16"/>
          <table:table-cell table:number-columns-repeated="1002"/>
        </table:table-row>
        <table:table-row table:style-name="ro7">
          <table:table-cell table:style-name="ce141"/>
          <table:table-cell table:style-name="Default" table:number-columns-repeated="3"/>
          <table:table-cell table:style-name="ce218" table:number-columns-repeated="2"/>
          <table:table-cell table:style-name="ce152" table:number-columns-repeated="16"/>
          <table:table-cell table:number-columns-repeated="1002"/>
        </table:table-row>
        <table:table-row table:style-name="ro7">
          <table:table-cell table:style-name="ce142"/>
          <table:table-cell table:style-name="ce176"/>
          <table:table-cell table:style-name="ce198"/>
          <table:table-cell table:style-name="ce176" table:number-columns-repeated="3"/>
          <table:table-cell table:style-name="ce152" table:number-columns-repeated="16"/>
          <table:table-cell table:number-columns-repeated="1002"/>
        </table:table-row>
        <table:table-row table:style-name="ro7">
          <table:table-cell table:style-name="ce143"/>
          <table:table-cell table:style-name="ce177"/>
          <table:table-cell table:style-name="ce199"/>
          <table:table-cell table:style-name="ce177" table:number-columns-repeated="3"/>
          <table:table-cell table:style-name="Default"/>
          <table:table-cell table:style-name="ce152" table:number-columns-repeated="15"/>
          <table:table-cell table:number-columns-repeated="1002"/>
        </table:table-row>
        <table:table-row table:style-name="ro7">
          <table:table-cell table:style-name="ce144"/>
          <table:table-cell table:style-name="ce152" table:number-columns-repeated="2"/>
          <table:table-cell table:style-name="ce204"/>
          <table:table-cell table:style-name="ce152"/>
          <table:table-cell table:style-name="ce227"/>
          <table:table-cell table:style-name="ce152" table:number-columns-repeated="4"/>
          <table:table-cell table:number-columns-repeated="1014"/>
        </table:table-row>
        <table:table-row table:style-name="ro7">
          <table:table-cell table:style-name="ce145" table:number-columns-repeated="7"/>
          <table:table-cell table:style-name="ce152" table:number-columns-repeated="3"/>
          <table:table-cell table:number-columns-repeated="1014"/>
        </table:table-row>
        <table:table-row table:style-name="ro7">
          <table:table-cell table:style-name="ce146" table:number-columns-repeated="7"/>
          <table:table-cell table:style-name="ce152" table:number-columns-repeated="3"/>
          <table:table-cell table:number-columns-repeated="1014"/>
        </table:table-row>
        <table:table-row table:style-name="ro7">
          <table:table-cell table:style-name="ce147" table:number-columns-repeated="7"/>
          <table:table-cell table:style-name="ce152" table:number-columns-repeated="3"/>
          <table:table-cell table:number-columns-repeated="1014"/>
        </table:table-row>
        <table:table-row table:style-name="ro7">
          <table:table-cell table:style-name="ce148" table:number-columns-repeated="7"/>
          <table:table-cell table:style-name="ce152" table:number-columns-repeated="3"/>
          <table:table-cell table:number-columns-repeated="1014"/>
        </table:table-row>
        <table:table-row table:style-name="ro7">
          <table:table-cell table:style-name="ce149" table:number-columns-repeated="7"/>
          <table:table-cell table:style-name="ce152" table:number-columns-repeated="3"/>
          <table:table-cell table:number-columns-repeated="1014"/>
        </table:table-row>
        <table:table-row table:style-name="ro7">
          <table:table-cell table:style-name="ce150" table:number-columns-repeated="7"/>
          <table:table-cell table:style-name="ce152" table:number-columns-repeated="3"/>
          <table:table-cell table:number-columns-repeated="1014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Taverne.A31:Taverne.G31">
            <calcext:condition calcext:apply-style-name="Sans nom1" calcext:value="!=&quot;&quot;" calcext:base-cell-address="Taverne.A31"/>
          </calcext:conditional-format>
          <calcext:conditional-format calcext:target-range-address="Taverne.A32:Taverne.G32">
            <calcext:condition calcext:apply-style-name="Sans nom1" calcext:value="!=&quot;&quot;" calcext:base-cell-address="Taverne.A32"/>
          </calcext:conditional-format>
          <calcext:conditional-format calcext:target-range-address="Taverne.A33:Taverne.G33">
            <calcext:condition calcext:apply-style-name="Sans nom1" calcext:value="!=&quot;&quot;" calcext:base-cell-address="Taverne.A33"/>
          </calcext:conditional-format>
          <calcext:conditional-format calcext:target-range-address="Taverne.A34:Taverne.G34">
            <calcext:condition calcext:apply-style-name="Sans nom1" calcext:value="!=&quot;&quot;" calcext:base-cell-address="Taverne.A34"/>
          </calcext:conditional-format>
          <calcext:conditional-format calcext:target-range-address="Taverne.A35:Taverne.G35">
            <calcext:condition calcext:apply-style-name="Sans nom1" calcext:value="!=&quot;&quot;" calcext:base-cell-address="Taverne.A35"/>
          </calcext:conditional-format>
          <calcext:conditional-format calcext:target-range-address="Taverne.A36:Taverne.G36">
            <calcext:condition calcext:apply-style-name="Sans nom1" calcext:value="!=&quot;&quot;" calcext:base-cell-address="Taverne.A36"/>
          </calcext:conditional-format>
          <calcext:conditional-format calcext:target-range-address="Taverne.F30:Taverne.F30">
            <calcext:condition calcext:apply-style-name="Sans nom1" calcext:value="!=&quot;&quot;" calcext:base-cell-address="Taverne.F30"/>
          </calcext:conditional-format>
          <calcext:conditional-format calcext:target-range-address="Taverne.A30:Taverne.A30">
            <calcext:condition calcext:apply-style-name="Sans nom1" calcext:value="!=&quot;&quot;" calcext:base-cell-address="Taverne.A30"/>
          </calcext:conditional-format>
          <calcext:conditional-format calcext:target-range-address="Taverne.D30:Taverne.D30">
            <calcext:condition calcext:apply-style-name="Sans nom1" calcext:value="!=&quot;&quot;" calcext:base-cell-address="Taverne.D30"/>
          </calcext:conditional-format>
          <calcext:conditional-format calcext:target-range-address="Taverne.D4:Taverne.F4 Taverne.B4:Taverne.B4">
            <calcext:condition calcext:apply-style-name="Sans nom1" calcext:value="!=&quot;&quot;" calcext:base-cell-address="Taverne.B4"/>
          </calcext:conditional-format>
          <calcext:conditional-format calcext:target-range-address="Taverne.A4:Taverne.A4">
            <calcext:condition calcext:apply-style-name="Sans nom1" calcext:value="!=&quot;&quot;" calcext:base-cell-address="Taverne.A4"/>
          </calcext:conditional-format>
          <calcext:conditional-format calcext:target-range-address="Taverne.C4:Taverne.C4">
            <calcext:condition calcext:apply-style-name="Sans nom1" calcext:value="!=&quot;&quot;" calcext:base-cell-address="Taverne.C4"/>
          </calcext:conditional-format>
          <calcext:conditional-format calcext:target-range-address="Taverne.D5:Taverne.F5 Taverne.B5:Taverne.B5">
            <calcext:condition calcext:apply-style-name="Sans nom1" calcext:value="!=&quot;&quot;" calcext:base-cell-address="Taverne.B5"/>
          </calcext:conditional-format>
          <calcext:conditional-format calcext:target-range-address="Taverne.A5:Taverne.A5">
            <calcext:condition calcext:apply-style-name="Sans nom1" calcext:value="!=&quot;&quot;" calcext:base-cell-address="Taverne.A5"/>
          </calcext:conditional-format>
          <calcext:conditional-format calcext:target-range-address="Taverne.C5:Taverne.C5">
            <calcext:condition calcext:apply-style-name="Sans nom1" calcext:value="!=&quot;&quot;" calcext:base-cell-address="Taverne.C5"/>
          </calcext:conditional-format>
          <calcext:conditional-format calcext:target-range-address="Taverne.D6:Taverne.F6 Taverne.B6:Taverne.B6">
            <calcext:condition calcext:apply-style-name="Sans nom1" calcext:value="!=&quot;&quot;" calcext:base-cell-address="Taverne.B6"/>
          </calcext:conditional-format>
          <calcext:conditional-format calcext:target-range-address="Taverne.A6:Taverne.A6">
            <calcext:condition calcext:apply-style-name="Sans nom1" calcext:value="!=&quot;&quot;" calcext:base-cell-address="Taverne.A6"/>
          </calcext:conditional-format>
          <calcext:conditional-format calcext:target-range-address="Taverne.C6:Taverne.C6">
            <calcext:condition calcext:apply-style-name="Sans nom1" calcext:value="!=&quot;&quot;" calcext:base-cell-address="Taverne.C6"/>
          </calcext:conditional-format>
          <calcext:conditional-format calcext:target-range-address="Taverne.D7:Taverne.F7 Taverne.B7:Taverne.B7">
            <calcext:condition calcext:apply-style-name="Sans nom1" calcext:value="!=&quot;&quot;" calcext:base-cell-address="Taverne.B7"/>
          </calcext:conditional-format>
          <calcext:conditional-format calcext:target-range-address="Taverne.A7:Taverne.A7">
            <calcext:condition calcext:apply-style-name="Sans nom1" calcext:value="!=&quot;&quot;" calcext:base-cell-address="Taverne.A7"/>
          </calcext:conditional-format>
          <calcext:conditional-format calcext:target-range-address="Taverne.C7:Taverne.C7">
            <calcext:condition calcext:apply-style-name="Sans nom1" calcext:value="!=&quot;&quot;" calcext:base-cell-address="Taverne.C7"/>
          </calcext:conditional-format>
          <calcext:conditional-format calcext:target-range-address="Taverne.D8:Taverne.F8 Taverne.B8:Taverne.B8">
            <calcext:condition calcext:apply-style-name="Sans nom1" calcext:value="!=&quot;&quot;" calcext:base-cell-address="Taverne.B8"/>
          </calcext:conditional-format>
          <calcext:conditional-format calcext:target-range-address="Taverne.A8:Taverne.A8">
            <calcext:condition calcext:apply-style-name="Sans nom1" calcext:value="!=&quot;&quot;" calcext:base-cell-address="Taverne.A8"/>
          </calcext:conditional-format>
          <calcext:conditional-format calcext:target-range-address="Taverne.C8:Taverne.C8">
            <calcext:condition calcext:apply-style-name="Sans nom1" calcext:value="!=&quot;&quot;" calcext:base-cell-address="Taverne.C8"/>
          </calcext:conditional-format>
          <calcext:conditional-format calcext:target-range-address="Taverne.D9:Taverne.F9 Taverne.B9:Taverne.B9">
            <calcext:condition calcext:apply-style-name="Sans nom1" calcext:value="!=&quot;&quot;" calcext:base-cell-address="Taverne.B9"/>
          </calcext:conditional-format>
          <calcext:conditional-format calcext:target-range-address="Taverne.A9:Taverne.A9">
            <calcext:condition calcext:apply-style-name="Sans nom1" calcext:value="!=&quot;&quot;" calcext:base-cell-address="Taverne.A9"/>
          </calcext:conditional-format>
          <calcext:conditional-format calcext:target-range-address="Taverne.C9:Taverne.C9">
            <calcext:condition calcext:apply-style-name="Sans nom1" calcext:value="!=&quot;&quot;" calcext:base-cell-address="Taverne.C9"/>
          </calcext:conditional-format>
          <calcext:conditional-format calcext:target-range-address="Taverne.D10:Taverne.F10 Taverne.B10:Taverne.B10">
            <calcext:condition calcext:apply-style-name="Sans nom1" calcext:value="!=&quot;&quot;" calcext:base-cell-address="Taverne.B10"/>
          </calcext:conditional-format>
          <calcext:conditional-format calcext:target-range-address="Taverne.A10:Taverne.A10">
            <calcext:condition calcext:apply-style-name="Sans nom1" calcext:value="!=&quot;&quot;" calcext:base-cell-address="Taverne.A10"/>
          </calcext:conditional-format>
          <calcext:conditional-format calcext:target-range-address="Taverne.C10:Taverne.C10">
            <calcext:condition calcext:apply-style-name="Sans nom1" calcext:value="!=&quot;&quot;" calcext:base-cell-address="Taverne.C10"/>
          </calcext:conditional-format>
          <calcext:conditional-format calcext:target-range-address="Taverne.D11:Taverne.F11 Taverne.B11:Taverne.B11">
            <calcext:condition calcext:apply-style-name="Sans nom1" calcext:value="!=&quot;&quot;" calcext:base-cell-address="Taverne.B11"/>
          </calcext:conditional-format>
          <calcext:conditional-format calcext:target-range-address="Taverne.A11:Taverne.A11">
            <calcext:condition calcext:apply-style-name="Sans nom1" calcext:value="!=&quot;&quot;" calcext:base-cell-address="Taverne.A11"/>
          </calcext:conditional-format>
          <calcext:conditional-format calcext:target-range-address="Taverne.C11:Taverne.C11">
            <calcext:condition calcext:apply-style-name="Sans nom1" calcext:value="!=&quot;&quot;" calcext:base-cell-address="Taverne.C11"/>
          </calcext:conditional-format>
          <calcext:conditional-format calcext:target-range-address="Taverne.F12:Taverne.F12 Taverne.B12:Taverne.B12">
            <calcext:condition calcext:apply-style-name="Sans nom1" calcext:value="!=&quot;&quot;" calcext:base-cell-address="Taverne.B12"/>
          </calcext:conditional-format>
          <calcext:conditional-format calcext:target-range-address="Taverne.A12:Taverne.A12">
            <calcext:condition calcext:apply-style-name="Sans nom1" calcext:value="!=&quot;&quot;" calcext:base-cell-address="Taverne.A12"/>
          </calcext:conditional-format>
          <calcext:conditional-format calcext:target-range-address="Taverne.C12:Taverne.C12">
            <calcext:condition calcext:apply-style-name="Sans nom1" calcext:value="!=&quot;&quot;" calcext:base-cell-address="Taverne.C12"/>
          </calcext:conditional-format>
          <calcext:conditional-format calcext:target-range-address="Taverne.F13:Taverne.F13 Taverne.B13:Taverne.B13">
            <calcext:condition calcext:apply-style-name="Sans nom1" calcext:value="!=&quot;&quot;" calcext:base-cell-address="Taverne.B13"/>
          </calcext:conditional-format>
          <calcext:conditional-format calcext:target-range-address="Taverne.A13:Taverne.A13">
            <calcext:condition calcext:apply-style-name="Sans nom1" calcext:value="!=&quot;&quot;" calcext:base-cell-address="Taverne.A13"/>
          </calcext:conditional-format>
          <calcext:conditional-format calcext:target-range-address="Taverne.E14:Taverne.F14 Taverne.B14:Taverne.B14">
            <calcext:condition calcext:apply-style-name="Sans nom1" calcext:value="!=&quot;&quot;" calcext:base-cell-address="Taverne.B14"/>
          </calcext:conditional-format>
          <calcext:conditional-format calcext:target-range-address="Taverne.A14:Taverne.A14">
            <calcext:condition calcext:apply-style-name="Sans nom1" calcext:value="!=&quot;&quot;" calcext:base-cell-address="Taverne.A14"/>
          </calcext:conditional-format>
          <calcext:conditional-format calcext:target-range-address="Taverne.E15:Taverne.F15">
            <calcext:condition calcext:apply-style-name="Sans nom1" calcext:value="!=&quot;&quot;" calcext:base-cell-address="Taverne.E15"/>
          </calcext:conditional-format>
          <calcext:conditional-format calcext:target-range-address="Taverne.A15:Taverne.A15">
            <calcext:condition calcext:apply-style-name="Sans nom1" calcext:value="!=&quot;&quot;" calcext:base-cell-address="Taverne.A15"/>
          </calcext:conditional-format>
          <calcext:conditional-format calcext:target-range-address="Taverne.E16:Taverne.F16">
            <calcext:condition calcext:apply-style-name="Sans nom1" calcext:value="!=&quot;&quot;" calcext:base-cell-address="Taverne.E16"/>
          </calcext:conditional-format>
          <calcext:conditional-format calcext:target-range-address="Taverne.A16:Taverne.A16">
            <calcext:condition calcext:apply-style-name="Sans nom1" calcext:value="!=&quot;&quot;" calcext:base-cell-address="Taverne.A16"/>
          </calcext:conditional-format>
          <calcext:conditional-format calcext:target-range-address="Taverne.F17:Taverne.F17">
            <calcext:condition calcext:apply-style-name="Sans nom1" calcext:value="!=&quot;&quot;" calcext:base-cell-address="Taverne.F17"/>
          </calcext:conditional-format>
          <calcext:conditional-format calcext:target-range-address="Taverne.A17:Taverne.A17">
            <calcext:condition calcext:apply-style-name="Sans nom1" calcext:value="!=&quot;&quot;" calcext:base-cell-address="Taverne.A17"/>
          </calcext:conditional-format>
          <calcext:conditional-format calcext:target-range-address="Taverne.F18:Taverne.F18">
            <calcext:condition calcext:apply-style-name="Sans nom1" calcext:value="!=&quot;&quot;" calcext:base-cell-address="Taverne.F18"/>
          </calcext:conditional-format>
          <calcext:conditional-format calcext:target-range-address="Taverne.A18:Taverne.A18">
            <calcext:condition calcext:apply-style-name="Sans nom1" calcext:value="!=&quot;&quot;" calcext:base-cell-address="Taverne.A18"/>
          </calcext:conditional-format>
          <calcext:conditional-format calcext:target-range-address="Taverne.A19:Taverne.A19">
            <calcext:condition calcext:apply-style-name="Sans nom1" calcext:value="!=&quot;&quot;" calcext:base-cell-address="Taverne.A19"/>
          </calcext:conditional-format>
          <calcext:conditional-format calcext:target-range-address="Taverne.A20:Taverne.A20">
            <calcext:condition calcext:apply-style-name="Sans nom1" calcext:value="!=&quot;&quot;" calcext:base-cell-address="Taverne.A20"/>
          </calcext:conditional-format>
          <calcext:conditional-format calcext:target-range-address="Taverne.A21:Taverne.A21">
            <calcext:condition calcext:apply-style-name="Sans nom1" calcext:value="!=&quot;&quot;" calcext:base-cell-address="Taverne.A21"/>
          </calcext:conditional-format>
          <calcext:conditional-format calcext:target-range-address="Taverne.A22:Taverne.A22">
            <calcext:condition calcext:apply-style-name="Sans nom1" calcext:value="!=&quot;&quot;" calcext:base-cell-address="Taverne.A22"/>
          </calcext:conditional-format>
          <calcext:conditional-format calcext:target-range-address="Taverne.A23:Taverne.A23">
            <calcext:condition calcext:apply-style-name="Sans nom1" calcext:value="!=&quot;&quot;" calcext:base-cell-address="Taverne.A23"/>
          </calcext:conditional-format>
          <calcext:conditional-format calcext:target-range-address="Taverne.E24:Taverne.F24">
            <calcext:condition calcext:apply-style-name="Sans nom1" calcext:value="!=&quot;&quot;" calcext:base-cell-address="Taverne.E24"/>
          </calcext:conditional-format>
          <calcext:conditional-format calcext:target-range-address="Taverne.A24:Taverne.A24">
            <calcext:condition calcext:apply-style-name="Sans nom1" calcext:value="!=&quot;&quot;" calcext:base-cell-address="Taverne.A24"/>
          </calcext:conditional-format>
          <calcext:conditional-format calcext:target-range-address="Taverne.E25:Taverne.F25">
            <calcext:condition calcext:apply-style-name="Sans nom1" calcext:value="!=&quot;&quot;" calcext:base-cell-address="Taverne.E25"/>
          </calcext:conditional-format>
          <calcext:conditional-format calcext:target-range-address="Taverne.A25:Taverne.A25">
            <calcext:condition calcext:apply-style-name="Sans nom1" calcext:value="!=&quot;&quot;" calcext:base-cell-address="Taverne.A25"/>
          </calcext:conditional-format>
          <calcext:conditional-format calcext:target-range-address="Taverne.E26:Taverne.F26">
            <calcext:condition calcext:apply-style-name="Sans nom1" calcext:value="!=&quot;&quot;" calcext:base-cell-address="Taverne.E26"/>
          </calcext:conditional-format>
          <calcext:conditional-format calcext:target-range-address="Taverne.A26:Taverne.A26">
            <calcext:condition calcext:apply-style-name="Sans nom1" calcext:value="!=&quot;&quot;" calcext:base-cell-address="Taverne.A26"/>
          </calcext:conditional-format>
          <calcext:conditional-format calcext:target-range-address="Taverne.E27:Taverne.F27">
            <calcext:condition calcext:apply-style-name="Sans nom1" calcext:value="!=&quot;&quot;" calcext:base-cell-address="Taverne.E27"/>
          </calcext:conditional-format>
          <calcext:conditional-format calcext:target-range-address="Taverne.A27:Taverne.A27">
            <calcext:condition calcext:apply-style-name="Sans nom1" calcext:value="!=&quot;&quot;" calcext:base-cell-address="Taverne.A27"/>
          </calcext:conditional-format>
          <calcext:conditional-format calcext:target-range-address="Taverne.D28:Taverne.F28 Taverne.B28:Taverne.B28">
            <calcext:condition calcext:apply-style-name="Sans nom1" calcext:value="!=&quot;&quot;" calcext:base-cell-address="Taverne.B28"/>
          </calcext:conditional-format>
          <calcext:conditional-format calcext:target-range-address="Taverne.A28:Taverne.A28">
            <calcext:condition calcext:apply-style-name="Sans nom1" calcext:value="!=&quot;&quot;" calcext:base-cell-address="Taverne.A28"/>
          </calcext:conditional-format>
          <calcext:conditional-format calcext:target-range-address="Taverne.C28:Taverne.C28">
            <calcext:condition calcext:apply-style-name="Sans nom1" calcext:value="!=&quot;&quot;" calcext:base-cell-address="Taverne.C28"/>
          </calcext:conditional-format>
          <calcext:conditional-format calcext:target-range-address="Taverne.D29:Taverne.F29 Taverne.B29:Taverne.B29">
            <calcext:condition calcext:apply-style-name="Sans nom1" calcext:value="!=&quot;&quot;" calcext:base-cell-address="Taverne.B29"/>
          </calcext:conditional-format>
          <calcext:conditional-format calcext:target-range-address="Taverne.A29:Taverne.A29">
            <calcext:condition calcext:apply-style-name="Sans nom1" calcext:value="!=&quot;&quot;" calcext:base-cell-address="Taverne.A29"/>
          </calcext:conditional-format>
          <calcext:conditional-format calcext:target-range-address="Taverne.C29:Taverne.C29">
            <calcext:condition calcext:apply-style-name="Sans nom1" calcext:value="!=&quot;&quot;" calcext:base-cell-address="Taverne.C29"/>
          </calcext:conditional-format>
          <calcext:conditional-format calcext:target-range-address="Taverne.F3:Taverne.F3">
            <calcext:condition calcext:apply-style-name="Sans nom1" calcext:value="!=&quot;&quot;" calcext:base-cell-address="Taverne.F3"/>
          </calcext:conditional-format>
          <calcext:conditional-format calcext:target-range-address="Taverne.A3:Taverne.A3">
            <calcext:condition calcext:apply-style-name="Sans nom1" calcext:value="!=&quot;&quot;" calcext:base-cell-address="Taverne.A3"/>
          </calcext:conditional-format>
          <calcext:conditional-format calcext:target-range-address="Taverne.D3:Taverne.D3">
            <calcext:condition calcext:apply-style-name="Sans nom1" calcext:value="!=&quot;&quot;" calcext:base-cell-address="Taverne.D3"/>
          </calcext:conditional-format>
          <calcext:conditional-format calcext:target-range-address="Taverne.E12:Taverne.E12">
            <calcext:condition calcext:apply-style-name="Sans nom1" calcext:value="!=&quot;&quot;" calcext:base-cell-address="Taverne.E12"/>
          </calcext:conditional-format>
          <calcext:conditional-format calcext:target-range-address="Taverne.C13:Taverne.C13">
            <calcext:condition calcext:apply-style-name="Sans nom1" calcext:value="!=&quot;&quot;" calcext:base-cell-address="Taverne.C13"/>
          </calcext:conditional-format>
          <calcext:conditional-format calcext:target-range-address="Taverne.C14:Taverne.C14">
            <calcext:condition calcext:apply-style-name="Sans nom1" calcext:value="!=&quot;&quot;" calcext:base-cell-address="Taverne.C14"/>
          </calcext:conditional-format>
          <calcext:conditional-format calcext:target-range-address="Taverne.D15:Taverne.D15 Taverne.B15:Taverne.B15">
            <calcext:condition calcext:apply-style-name="Sans nom1" calcext:value="!=&quot;&quot;" calcext:base-cell-address="Taverne.B15"/>
          </calcext:conditional-format>
          <calcext:conditional-format calcext:target-range-address="Taverne.D15:Taverne.D15 Taverne.B15:Taverne.B15">
            <calcext:condition calcext:apply-style-name="Sans nom1" calcext:value="!=&quot;&quot;" calcext:base-cell-address="Taverne.B15"/>
          </calcext:conditional-format>
          <calcext:conditional-format calcext:target-range-address="Taverne.D16:Taverne.D16 Taverne.B16:Taverne.B16">
            <calcext:condition calcext:apply-style-name="Sans nom1" calcext:value="!=&quot;&quot;" calcext:base-cell-address="Taverne.B16"/>
          </calcext:conditional-format>
          <calcext:conditional-format calcext:target-range-address="Taverne.C16:Taverne.C16">
            <calcext:condition calcext:apply-style-name="Sans nom1" calcext:value="!=&quot;&quot;" calcext:base-cell-address="Taverne.C16"/>
          </calcext:conditional-format>
          <calcext:conditional-format calcext:target-range-address="Taverne.D17:Taverne.D17 Taverne.B17:Taverne.B17">
            <calcext:condition calcext:apply-style-name="Sans nom1" calcext:value="!=&quot;&quot;" calcext:base-cell-address="Taverne.B17"/>
          </calcext:conditional-format>
          <calcext:conditional-format calcext:target-range-address="Taverne.D18:Taverne.D18 Taverne.B18:Taverne.B18">
            <calcext:condition calcext:apply-style-name="Sans nom1" calcext:value="!=&quot;&quot;" calcext:base-cell-address="Taverne.B18"/>
          </calcext:conditional-format>
          <calcext:conditional-format calcext:target-range-address="Taverne.D19:Taverne.D19 Taverne.B19:Taverne.B19">
            <calcext:condition calcext:apply-style-name="Sans nom1" calcext:value="!=&quot;&quot;" calcext:base-cell-address="Taverne.B19"/>
          </calcext:conditional-format>
          <calcext:conditional-format calcext:target-range-address="Taverne.C19:Taverne.C19">
            <calcext:condition calcext:apply-style-name="Sans nom1" calcext:value="!=&quot;&quot;" calcext:base-cell-address="Taverne.C19"/>
          </calcext:conditional-format>
          <calcext:conditional-format calcext:target-range-address="Taverne.D20:Taverne.D20 Taverne.B20:Taverne.B20">
            <calcext:condition calcext:apply-style-name="Sans nom1" calcext:value="!=&quot;&quot;" calcext:base-cell-address="Taverne.B20"/>
          </calcext:conditional-format>
          <calcext:conditional-format calcext:target-range-address="Taverne.C20:Taverne.C20">
            <calcext:condition calcext:apply-style-name="Sans nom1" calcext:value="!=&quot;&quot;" calcext:base-cell-address="Taverne.C20"/>
          </calcext:conditional-format>
          <calcext:conditional-format calcext:target-range-address="Taverne.D21:Taverne.D21 Taverne.B21:Taverne.B21">
            <calcext:condition calcext:apply-style-name="Sans nom1" calcext:value="!=&quot;&quot;" calcext:base-cell-address="Taverne.B21"/>
          </calcext:conditional-format>
          <calcext:conditional-format calcext:target-range-address="Taverne.C21:Taverne.C21">
            <calcext:condition calcext:apply-style-name="Sans nom1" calcext:value="!=&quot;&quot;" calcext:base-cell-address="Taverne.C21"/>
          </calcext:conditional-format>
          <calcext:conditional-format calcext:target-range-address="Taverne.D22:Taverne.D22 Taverne.B22:Taverne.B22">
            <calcext:condition calcext:apply-style-name="Sans nom1" calcext:value="!=&quot;&quot;" calcext:base-cell-address="Taverne.B22"/>
          </calcext:conditional-format>
          <calcext:conditional-format calcext:target-range-address="Taverne.C22:Taverne.C22">
            <calcext:condition calcext:apply-style-name="Sans nom1" calcext:value="!=&quot;&quot;" calcext:base-cell-address="Taverne.C22"/>
          </calcext:conditional-format>
          <calcext:conditional-format calcext:target-range-address="Taverne.D23:Taverne.D23 Taverne.B23:Taverne.B23">
            <calcext:condition calcext:apply-style-name="Sans nom1" calcext:value="!=&quot;&quot;" calcext:base-cell-address="Taverne.B23"/>
          </calcext:conditional-format>
          <calcext:conditional-format calcext:target-range-address="Taverne.C23:Taverne.C23">
            <calcext:condition calcext:apply-style-name="Sans nom1" calcext:value="!=&quot;&quot;" calcext:base-cell-address="Taverne.C23"/>
          </calcext:conditional-format>
          <calcext:conditional-format calcext:target-range-address="Taverne.D24:Taverne.D24 Taverne.B24:Taverne.B24">
            <calcext:condition calcext:apply-style-name="Sans nom1" calcext:value="!=&quot;&quot;" calcext:base-cell-address="Taverne.B24"/>
          </calcext:conditional-format>
          <calcext:conditional-format calcext:target-range-address="Taverne.C24:Taverne.C24">
            <calcext:condition calcext:apply-style-name="Sans nom1" calcext:value="!=&quot;&quot;" calcext:base-cell-address="Taverne.C24"/>
          </calcext:conditional-format>
          <calcext:conditional-format calcext:target-range-address="Taverne.D25:Taverne.D25 Taverne.B25:Taverne.B25">
            <calcext:condition calcext:apply-style-name="Sans nom1" calcext:value="!=&quot;&quot;" calcext:base-cell-address="Taverne.B25"/>
          </calcext:conditional-format>
          <calcext:conditional-format calcext:target-range-address="Taverne.C25:Taverne.C25">
            <calcext:condition calcext:apply-style-name="Sans nom1" calcext:value="!=&quot;&quot;" calcext:base-cell-address="Taverne.C25"/>
          </calcext:conditional-format>
          <calcext:conditional-format calcext:target-range-address="Taverne.C15:Taverne.C15">
            <calcext:condition calcext:apply-style-name="Sans nom1" calcext:value="!=&quot;&quot;" calcext:base-cell-address="Taverne.C15"/>
          </calcext:conditional-format>
          <calcext:conditional-format calcext:target-range-address="Taverne.D14:Taverne.D14">
            <calcext:condition calcext:apply-style-name="Sans nom1" calcext:value="!=&quot;&quot;" calcext:base-cell-address="Taverne.D14"/>
          </calcext:conditional-format>
          <calcext:conditional-format calcext:target-range-address="Taverne.D12:Taverne.D12">
            <calcext:condition calcext:apply-style-name="Sans nom1" calcext:value="!=&quot;&quot;" calcext:base-cell-address="Taverne.D12"/>
          </calcext:conditional-format>
          <calcext:conditional-format calcext:target-range-address="Taverne.D13:Taverne.D13">
            <calcext:condition calcext:apply-style-name="Sans nom1" calcext:value="!=&quot;&quot;" calcext:base-cell-address="Taverne.D13"/>
          </calcext:conditional-format>
          <calcext:conditional-format calcext:target-range-address="Taverne.E17:Taverne.E17">
            <calcext:condition calcext:apply-style-name="Sans nom1" calcext:value="!=&quot;&quot;" calcext:base-cell-address="Taverne.E17"/>
          </calcext:conditional-format>
          <calcext:conditional-format calcext:target-range-address="Taverne.E18:Taverne.E18">
            <calcext:condition calcext:apply-style-name="Sans nom1" calcext:value="!=&quot;&quot;" calcext:base-cell-address="Taverne.E18"/>
          </calcext:conditional-format>
          <calcext:conditional-format calcext:target-range-address="Taverne.F19:Taverne.F19">
            <calcext:condition calcext:apply-style-name="Sans nom1" calcext:value="!=&quot;&quot;" calcext:base-cell-address="Taverne.F19"/>
          </calcext:conditional-format>
          <calcext:conditional-format calcext:target-range-address="Taverne.E19:Taverne.E19">
            <calcext:condition calcext:apply-style-name="Sans nom1" calcext:value="!=&quot;&quot;" calcext:base-cell-address="Taverne.E19"/>
          </calcext:conditional-format>
          <calcext:conditional-format calcext:target-range-address="Taverne.F20:Taverne.F20">
            <calcext:condition calcext:apply-style-name="Sans nom1" calcext:value="!=&quot;&quot;" calcext:base-cell-address="Taverne.F20"/>
          </calcext:conditional-format>
          <calcext:conditional-format calcext:target-range-address="Taverne.E20:Taverne.E20">
            <calcext:condition calcext:apply-style-name="Sans nom1" calcext:value="!=&quot;&quot;" calcext:base-cell-address="Taverne.E20"/>
          </calcext:conditional-format>
          <calcext:conditional-format calcext:target-range-address="Taverne.F21:Taverne.F21">
            <calcext:condition calcext:apply-style-name="Sans nom1" calcext:value="!=&quot;&quot;" calcext:base-cell-address="Taverne.F21"/>
          </calcext:conditional-format>
          <calcext:conditional-format calcext:target-range-address="Taverne.E22:Taverne.E22">
            <calcext:condition calcext:apply-style-name="Sans nom1" calcext:value="!=&quot;&quot;" calcext:base-cell-address="Taverne.E22"/>
          </calcext:conditional-format>
          <calcext:conditional-format calcext:target-range-address="Taverne.E23:Taverne.E23">
            <calcext:condition calcext:apply-style-name="Sans nom1" calcext:value="!=&quot;&quot;" calcext:base-cell-address="Taverne.E23"/>
          </calcext:conditional-format>
          <calcext:conditional-format calcext:target-range-address="Taverne.F22:Taverne.F22">
            <calcext:condition calcext:apply-style-name="Sans nom1" calcext:value="!=&quot;&quot;" calcext:base-cell-address="Taverne.F22"/>
          </calcext:conditional-format>
          <calcext:conditional-format calcext:target-range-address="Taverne.F23:Taverne.F23">
            <calcext:condition calcext:apply-style-name="Sans nom1" calcext:value="!=&quot;&quot;" calcext:base-cell-address="Taverne.F23"/>
          </calcext:conditional-format>
          <calcext:conditional-format calcext:target-range-address="Taverne.E21:Taverne.E21">
            <calcext:condition calcext:apply-style-name="Sans nom1" calcext:value="!=&quot;&quot;" calcext:base-cell-address="Taverne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58:4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18:08:50.136000000</dc:date>
    <meta:editing-duration>PT4H3M34S</meta:editing-duration>
    <meta:editing-cycles>20</meta:editing-cycles>
    <meta:generator>LibreOffice/5.0.6.3$Windows_x86 LibreOffice_project/490fc03b25318460cfc54456516ea2519c11d1aa</meta:generator>
    <meta:document-statistic meta:table-count="2" meta:cell-count="80" meta:object-count="0"/>
  </office:meta>
</office:document-meta>
</file>